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68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Your Grace</text:p>
          </table:table-cell>
          <table:table-cell office:value-type="string">
            <text:p>ˈgreɪs </text:p>
          </table:table-cell>
          <table:table-cell office:value-type="string">
            <text:p>Ekscelencjo, Wasza Miłość</text:p>
          </table:table-cell>
          <table:table-cell office:value-type="string">
            <text:p>- An honorable request, Your Grace.; to your generosity, Your Grace.; Your Grace, fleeing the war.</text:p>
          </table:table-cell>
        </table:table-row>
        <table:table-row table:style-name="ro1">
          <table:table-cell office:value-type="string">
            <text:p>Landing </text:p>
          </table:table-cell>
          <table:table-cell office:value-type="string">
            <text:p>ˈlændɪŋ </text:p>
          </table:table-cell>
          <table:table-cell office:value-type="string">
            <text:p>Lądowanie;Przystań</text:p>
          </table:table-cell>
          <table:table-cell office:value-type="string">
            <text:p>live in the sewers of King's Landing.; You're summoned to King's Landing; King's Landing without ships.</text:p>
          </table:table-cell>
        </table:table-row>
        <table:table-row table:style-name="ro2">
          <table:table-cell office:value-type="string">
            <text:p>on the way </text:p>
          </table:table-cell>
          <table:table-cell office:value-type="string">
            <text:p>ˈweɪ </text:p>
          </table:table-cell>
          <table:table-cell office:value-type="string">
            <text:p>mający się wkrótce wydarzyć; w drodze; po drodze</text:p>
          </table:table-cell>
          <table:table-cell office:value-type="string">
            <text:p>six villages on the way here.</text:p>
          </table:table-cell>
        </table:table-row>
        <table:table-row table:style-name="ro3">
          <table:table-cell office:value-type="string">
            <text:p>claim </text:p>
          </table:table-cell>
          <table:table-cell office:value-type="string">
            <text:p>ˈkleɪm </text:p>
          </table:table-cell>
          <table:table-cell office:value-type="string">
            <text:p>twierdzić</text:p>
          </table:table-cell>
          <table:table-cell office:value-type="string">
            <text:p>- Your son has no claim to the throne.; Let no man claim ignorance; must renounce all claim</text:p>
          </table:table-cell>
        </table:table-row>
        <table:table-row table:style-name="ro3">
          <table:table-cell office:value-type="string">
            <text:p>right </text:p>
          </table:table-cell>
          <table:table-cell office:value-type="string">
            <text:p>ˈraɪt </text:p>
          </table:table-cell>
          <table:table-cell office:value-type="string">
            <text:p>prawo</text:p>
          </table:table-cell>
          <table:table-cell office:value-type="string">
            <text:p>By right of birth and blood,; - By right of birth--"; The girl is right.</text:p>
          </table:table-cell>
        </table:table-row>
        <table:table-row table:style-name="ro3">
          <table:table-cell office:value-type="string">
            <text:p>ride </text:p>
          </table:table-cell>
          <table:table-cell office:value-type="string">
            <text:p>ˈraɪd </text:p>
          </table:table-cell>
          <table:table-cell office:value-type="string">
            <text:p>jazda</text:p>
          </table:table-cell>
          <table:table-cell office:value-type="string">
            <text:p>you'll ride south to the Stormlands.; I will ride at first light.; You'll ride at daybreak,</text:p>
          </table:table-cell>
        </table:table-row>
        <table:table-row table:style-name="ro3">
          <table:table-cell office:value-type="string">
            <text:p>serve </text:p>
          </table:table-cell>
          <table:table-cell office:value-type="string">
            <text:p>ˈsərv </text:p>
          </table:table-cell>
          <table:table-cell office:value-type="string">
            <text:p>służyć</text:p>
          </table:table-cell>
          <table:table-cell office:value-type="string">
            <text:p>I don't serve the others.; My duty is to serve.; and serve as Hand</text:p>
          </table:table-cell>
        </table:table-row>
        <table:table-row table:style-name="ro3">
          <table:table-cell office:value-type="string">
            <text:p>Watch </text:p>
          </table:table-cell>
          <table:table-cell office:value-type="string">
            <text:p>ˈwɑtʃ </text:p>
          </table:table-cell>
          <table:table-cell office:value-type="string">
            <text:p>Obserwować</text:p>
          </table:table-cell>
          <table:table-cell office:value-type="string">
            <text:p>You command the City Watch,; in the Night's Watch.; The Night's Watch!</text:p>
          </table:table-cell>
        </table:table-row>
        <table:table-row table:style-name="ro3">
          <table:table-cell office:value-type="string">
            <text:p>old </text:p>
          </table:table-cell>
          <table:table-cell office:value-type="string">
            <text:p>ˈoʊld </text:p>
          </table:table-cell>
          <table:table-cell office:value-type="string">
            <text:p>stary</text:p>
          </table:table-cell>
          <table:table-cell office:value-type="string">
            <text:p>of terrors, old man,; jealous, old man,; Your old friend.</text:p>
          </table:table-cell>
        </table:table-row>
        <table:table-row table:style-name="ro3">
          <table:table-cell office:value-type="string">
            <text:p>struck </text:p>
          </table:table-cell>
          <table:table-cell office:value-type="string">
            <text:p>ˈstrək </text:p>
          </table:table-cell>
          <table:table-cell office:value-type="string">
            <text:p>uderzył</text:p>
          </table:table-cell>
          <table:table-cell office:value-type="string">
            <text:p>it was well struck.; Well struck, Dog.; Well struck.</text:p>
          </table:table-cell>
        </table:table-row>
        <table:table-row table:style-name="ro3">
          <table:table-cell office:value-type="string">
            <text:p>terrors </text:p>
          </table:table-cell>
          <table:table-cell office:value-type="string">
            <text:p>ˈterərz </text:p>
          </table:table-cell>
          <table:table-cell office:value-type="string">
            <text:p>strachy</text:p>
          </table:table-cell>
          <table:table-cell office:value-type="string">
            <text:p>of terrors, old man,</text:p>
          </table:table-cell>
        </table:table-row>
        <table:table-row table:style-name="ro3">
          <table:table-cell office:value-type="string">
            <text:p>Southerners </text:p>
          </table:table-cell>
          <table:table-cell office:value-type="string">
            <text:p>ˈsəðənərz </text:p>
          </table:table-cell>
          <table:table-cell office:value-type="string">
            <text:p>Południowcy</text:p>
          </table:table-cell>
          <table:table-cell office:value-type="string">
            <text:p>You Southerners make good wine,; We're not Southerners.; you're Southerners.</text:p>
          </table:table-cell>
        </table:table-row>
        <table:table-row table:style-name="ro3">
          <table:table-cell office:value-type="string">
            <text:p>called </text:p>
          </table:table-cell>
          <table:table-cell office:value-type="string">
            <text:p>ˈkɔld </text:p>
          </table:table-cell>
          <table:table-cell office:value-type="string">
            <text:p>nazywane</text:p>
          </table:table-cell>
          <table:table-cell office:value-type="string">
            <text:p>but he called in his Banners; when your son called; being called "boy"?</text:p>
          </table:table-cell>
        </table:table-row>
        <table:table-row table:style-name="ro3">
          <table:table-cell office:value-type="string">
            <text:p>choose </text:p>
          </table:table-cell>
          <table:table-cell office:value-type="string">
            <text:p>ˈtʃuːz </text:p>
          </table:table-cell>
          <table:table-cell office:value-type="string">
            <text:p>wybierać</text:p>
          </table:table-cell>
          <table:table-cell office:value-type="string">
            <text:p>If we choose to negotiate; He didn't choose it.; to choose.</text:p>
          </table:table-cell>
        </table:table-row>
        <table:table-row table:style-name="ro3">
          <table:table-cell office:value-type="string">
            <text:p>foul </text:p>
          </table:table-cell>
          <table:table-cell office:value-type="string">
            <text:p>ˈfæʊl </text:p>
          </table:table-cell>
          <table:table-cell office:value-type="string">
            <text:p>faul</text:p>
          </table:table-cell>
          <table:table-cell office:value-type="string">
            <text:p>- It's beyond foul.; this foul gossip.; - That's foul.</text:p>
          </table:table-cell>
        </table:table-row>
        <table:table-row table:style-name="ro3">
          <table:table-cell office:value-type="string">
            <text:p>found </text:p>
          </table:table-cell>
          <table:table-cell office:value-type="string">
            <text:p>ˈfæʊnd </text:p>
          </table:table-cell>
          <table:table-cell office:value-type="string">
            <text:p>znalezionych</text:p>
          </table:table-cell>
          <table:table-cell office:value-type="string">
            <text:p>who found his way into the; to be found.; I've found.</text:p>
          </table:table-cell>
        </table:table-row>
        <table:table-row table:style-name="ro3">
          <table:table-cell office:value-type="string">
            <text:p>peasants </text:p>
          </table:table-cell>
          <table:table-cell office:value-type="string">
            <text:p>ˈpezənts </text:p>
          </table:table-cell>
          <table:table-cell office:value-type="string">
            <text:p>Chłopi</text:p>
          </table:table-cell>
          <table:table-cell office:value-type="string">
            <text:p>Shut the gates to the peasants.; The peasants say,; fewer peasants.</text:p>
          </table:table-cell>
        </table:table-row>
        <table:table-row table:style-name="ro3">
          <table:table-cell office:value-type="string">
            <text:p>prominent </text:p>
          </table:table-cell>
          <table:table-cell office:value-type="string">
            <text:p>[prominent] </text:p>
          </table:table-cell>
          <table:table-cell office:value-type="string">
            <text:p>wybitny</text:p>
          </table:table-cell>
          <table:table-cell office:value-type="string">
            <text:p>home of a very prominent family.; But prominent families</text:p>
          </table:table-cell>
        </table:table-row>
        <table:table-row table:style-name="ro3">
          <table:table-cell office:value-type="string">
            <text:p>service </text:p>
          </table:table-cell>
          <table:table-cell office:value-type="string">
            <text:p>ˈsərvəs </text:p>
          </table:table-cell>
          <table:table-cell office:value-type="string">
            <text:p>serwis</text:p>
          </table:table-cell>
          <table:table-cell office:value-type="string">
            <text:p>freerider in the service; who died in his service; but loyal service</text:p>
          </table:table-cell>
        </table:table-row>
        <table:table-row table:style-name="ro3">
          <table:table-cell office:value-type="string">
            <text:p>times </text:p>
          </table:table-cell>
          <table:table-cell office:value-type="string">
            <text:p>ˈtaɪmz </text:p>
          </table:table-cell>
          <table:table-cell office:value-type="string">
            <text:p>czasy</text:p>
          </table:table-cell>
          <table:table-cell office:value-type="string">
            <text:p>My dear brother, there are times you; These are bad times to be; on hard times.</text:p>
          </table:table-cell>
        </table:table-row>
        <table:table-row table:style-name="ro3">
          <table:table-cell office:value-type="string">
            <text:p>trade </text:p>
          </table:table-cell>
          <table:table-cell office:value-type="string">
            <text:p>ˈtreɪd </text:p>
          </table:table-cell>
          <table:table-cell office:value-type="string">
            <text:p>handlu</text:p>
          </table:table-cell>
          <table:table-cell office:value-type="string">
            <text:p>Or do you want to trade gossip; If I trade the Kingslayer; to trade.</text:p>
          </table:table-cell>
        </table:table-row>
        <table:table-row table:style-name="ro3">
          <table:table-cell office:value-type="string">
            <text:p>upon </text:p>
          </table:table-cell>
          <table:table-cell office:value-type="string">
            <text:p>əˈpɔn </text:p>
          </table:table-cell>
          <table:table-cell office:value-type="string">
            <text:p>na</text:p>
          </table:table-cell>
          <table:table-cell office:value-type="string">
            <text:p>your light upon us...; "And I declare upon; light upon us!</text:p>
          </table:table-cell>
        </table:table-row>
        <table:table-row table:style-name="ro3">
          <table:table-cell office:value-type="string">
            <text:p>wildlings </text:p>
          </table:table-cell>
          <table:table-cell office:value-type="string">
            <text:p>[wildlings] </text:p>
          </table:table-cell>
          <table:table-cell office:value-type="string">
            <text:p>Dzicy</text:p>
          </table:table-cell>
          <table:table-cell office:value-type="string">
            <text:p>All the other wildlings for a; against the wildlings,; the wildlings gone?</text:p>
          </table:table-cell>
        </table:table-row>
        <table:table-row table:style-name="ro3">
          <table:table-cell office:value-type="string">
            <text:p>Commander </text:p>
          </table:table-cell>
          <table:table-cell office:value-type="string">
            <text:p>kəˈmændər </text:p>
          </table:table-cell>
          <table:table-cell office:value-type="string">
            <text:p>Dowódca</text:p>
          </table:table-cell>
          <table:table-cell office:value-type="string">
            <text:p>Lord Commander Mormont; Lord Commander.</text:p>
          </table:table-cell>
        </table:table-row>
        <table:table-row table:style-name="ro3">
          <table:table-cell office:value-type="string">
            <text:p>Hall </text:p>
          </table:table-cell>
          <table:table-cell office:value-type="string">
            <text:p>ˈhɔl </text:p>
          </table:table-cell>
          <table:table-cell office:value-type="string">
            <text:p>Sala</text:p>
          </table:table-cell>
          <table:table-cell office:value-type="string">
            <text:p>bawdy house in Hayseed Hall.; - Haystack Hall.</text:p>
          </table:table-cell>
        </table:table-row>
        <table:table-row table:style-name="ro3">
          <table:table-cell office:value-type="string">
            <text:p>Regent </text:p>
          </table:table-cell>
          <table:table-cell office:value-type="string">
            <text:p>ˈriːdʒənt </text:p>
          </table:table-cell>
          <table:table-cell office:value-type="string">
            <text:p>Regent</text:p>
          </table:table-cell>
          <table:table-cell office:value-type="string">
            <text:p>If the Queen Regent and her son; Joffrey and the Queen Regent</text:p>
          </table:table-cell>
        </table:table-row>
        <table:table-row table:style-name="ro3">
          <table:table-cell office:value-type="string">
            <text:p>affections </text:p>
          </table:table-cell>
          <table:table-cell office:value-type="string">
            <text:p>əˈfekʃənz </text:p>
          </table:table-cell>
          <table:table-cell office:value-type="string">
            <text:p>uczucia</text:p>
          </table:table-cell>
          <table:table-cell office:value-type="string">
            <text:p>And when these affections; certain affections.</text:p>
          </table:table-cell>
        </table:table-row>
        <table:table-row table:style-name="ro3">
          <table:table-cell office:value-type="string">
            <text:p>awkward </text:p>
          </table:table-cell>
          <table:table-cell office:value-type="string">
            <text:p>ˈɔkwərd </text:p>
          </table:table-cell>
          <table:table-cell office:value-type="string">
            <text:p>niezgrabny</text:p>
          </table:table-cell>
          <table:table-cell office:value-type="string">
            <text:p>well, that is an awkward; awkward situations</text:p>
          </table:table-cell>
        </table:table-row>
        <table:table-row table:style-name="ro3">
          <table:table-cell office:value-type="string">
            <text:p>aye </text:p>
          </table:table-cell>
          <table:table-cell office:value-type="string">
            <text:p>ˈeɪ </text:p>
          </table:table-cell>
          <table:table-cell office:value-type="string">
            <text:p>aye</text:p>
          </table:table-cell>
          <table:table-cell office:value-type="string">
            <text:p>Oh, aye, and you chose the path; Oh, aye.</text:p>
          </table:table-cell>
        </table:table-row>
        <table:table-row table:style-name="ro3">
          <table:table-cell office:value-type="string">
            <text:p>bannermen </text:p>
          </table:table-cell>
          <table:table-cell office:value-type="string">
            <text:p>[bannermen] </text:p>
          </table:table-cell>
          <table:table-cell office:value-type="string">
            <text:p>bannermen</text:p>
          </table:table-cell>
          <table:table-cell office:value-type="string">
            <text:p>my bannermen will string me up; one of my bannermen,</text:p>
          </table:table-cell>
        </table:table-row>
        <table:table-row table:style-name="ro3">
          <table:table-cell office:value-type="string">
            <text:p>bit </text:p>
          </table:table-cell>
          <table:table-cell office:value-type="string">
            <text:p>ˈbɪt </text:p>
          </table:table-cell>
          <table:table-cell office:value-type="string">
            <text:p>bit</text:p>
          </table:table-cell>
          <table:table-cell office:value-type="string">
            <text:p>That bit of theater will haunt; A bit corpsey, yes.</text:p>
          </table:table-cell>
        </table:table-row>
        <table:table-row table:style-name="ro3">
          <table:table-cell office:value-type="string">
            <text:p>cast </text:p>
          </table:table-cell>
          <table:table-cell office:value-type="string">
            <text:p>ˈkæst </text:p>
          </table:table-cell>
          <table:table-cell office:value-type="string">
            <text:p>rzucać</text:p>
          </table:table-cell>
          <table:table-cell office:value-type="string">
            <text:p>Take them and cast; Lord, cast your</text:p>
          </table:table-cell>
        </table:table-row>
        <table:table-row table:style-name="ro3">
          <table:table-cell office:value-type="string">
            <text:p>commander </text:p>
          </table:table-cell>
          <table:table-cell office:value-type="string">
            <text:p>kəˈmændər </text:p>
          </table:table-cell>
          <table:table-cell office:value-type="string">
            <text:p>dowódca</text:p>
          </table:table-cell>
          <table:table-cell office:value-type="string">
            <text:p>- Lord commander.</text:p>
          </table:table-cell>
        </table:table-row>
        <table:table-row table:style-name="ro3">
          <table:table-cell office:value-type="string">
            <text:p>conqueror </text:p>
          </table:table-cell>
          <table:table-cell office:value-type="string">
            <text:p>[conqueror] </text:p>
          </table:table-cell>
          <table:table-cell office:value-type="string">
            <text:p>zdobywca</text:p>
          </table:table-cell>
          <table:table-cell office:value-type="string">
            <text:p>don't make you a conqueror.; for a conqueror.</text:p>
          </table:table-cell>
        </table:table-row>
        <table:table-row table:style-name="ro3">
          <table:table-cell office:value-type="string">
            <text:p>council </text:p>
          </table:table-cell>
          <table:table-cell office:value-type="string">
            <text:p>ˈkæʊnsəl </text:p>
          </table:table-cell>
          <table:table-cell office:value-type="string">
            <text:p>rada</text:p>
          </table:table-cell>
          <table:table-cell office:value-type="string">
            <text:p>This is the small council.; small council meetings.</text:p>
          </table:table-cell>
        </table:table-row>
        <table:table-row table:style-name="ro3">
          <table:table-cell office:value-type="string">
            <text:p>cum </text:p>
          </table:table-cell>
          <table:table-cell office:value-type="string">
            <text:p>ˈkʊm </text:p>
          </table:table-cell>
          <table:table-cell office:value-type="string">
            <text:p>cum</text:p>
          </table:table-cell>
          <table:table-cell office:value-type="string">
            <text:p>And cum and garlic; You can smell cum</text:p>
          </table:table-cell>
        </table:table-row>
        <table:table-row table:style-name="ro3">
          <table:table-cell office:value-type="string">
            <text:p>establishment </text:p>
          </table:table-cell>
          <table:table-cell office:value-type="string">
            <text:p>ɪˈstæblɪʃmənt </text:p>
          </table:table-cell>
          <table:table-cell office:value-type="string">
            <text:p>ustanowienie</text:p>
          </table:table-cell>
          <table:table-cell office:value-type="string">
            <text:p>this establishment; Our establishment</text:p>
          </table:table-cell>
        </table:table-row>
        <table:table-row table:style-name="ro3">
          <table:table-cell office:value-type="string">
            <text:p>honorable </text:p>
          </table:table-cell>
          <table:table-cell office:value-type="string">
            <text:p>ˈɑnərbəl </text:p>
          </table:table-cell>
          <table:table-cell office:value-type="string">
            <text:p>honorowy</text:p>
          </table:table-cell>
          <table:table-cell office:value-type="string">
            <text:p>- An honorable request, Your Grace.; to be an honorable man.</text:p>
          </table:table-cell>
        </table:table-row>
        <table:table-row table:style-name="ro3">
          <table:table-cell office:value-type="string">
            <text:p>leagues </text:p>
          </table:table-cell>
          <table:table-cell office:value-type="string">
            <text:p>ˈliːgz </text:p>
          </table:table-cell>
          <table:table-cell office:value-type="string">
            <text:p>ligi</text:p>
          </table:table-cell>
          <table:table-cell office:value-type="string">
            <text:p>hundred leagues have disappeared.; It's 1,000 leagues</text:p>
          </table:table-cell>
        </table:table-row>
        <table:table-row table:style-name="ro3">
          <table:table-cell office:value-type="string">
            <text:p>locate </text:p>
          </table:table-cell>
          <table:table-cell office:value-type="string">
            <text:p>ˈloʊˌkeɪt </text:p>
          </table:table-cell>
          <table:table-cell office:value-type="string">
            <text:p>zlokalizować</text:p>
          </table:table-cell>
          <table:table-cell office:value-type="string">
            <text:p>to locate her.; to locate</text:p>
          </table:table-cell>
        </table:table-row>
        <table:table-row table:style-name="ro3">
          <table:table-cell office:value-type="string">
            <text:p>masons </text:p>
          </table:table-cell>
          <table:table-cell office:value-type="string">
            <text:p>ˈmeɪsənz </text:p>
          </table:table-cell>
          <table:table-cell office:value-type="string">
            <text:p>murarzami</text:p>
          </table:table-cell>
          <table:table-cell office:value-type="string">
            <text:p>We can spare four masons; the masons today</text:p>
          </table:table-cell>
        </table:table-row>
        <table:table-row table:style-name="ro3">
          <table:table-cell office:value-type="string">
            <text:p>meant </text:p>
          </table:table-cell>
          <table:table-cell office:value-type="string">
            <text:p>ˈment </text:p>
          </table:table-cell>
          <table:table-cell office:value-type="string">
            <text:p>Oznaczało</text:p>
          </table:table-cell>
          <table:table-cell office:value-type="string">
            <text:p>The lad meant no harm.; I only meant</text:p>
          </table:table-cell>
        </table:table-row>
        <table:table-row table:style-name="ro3">
          <table:table-cell office:value-type="string">
            <text:p>messing </text:p>
          </table:table-cell>
          <table:table-cell office:value-type="string">
            <text:p>ˈmesɪŋ </text:p>
          </table:table-cell>
          <table:table-cell office:value-type="string">
            <text:p>brudząc</text:p>
          </table:table-cell>
          <table:table-cell office:value-type="string">
            <text:p>What, he don't like people messing; messing with his wives.</text:p>
          </table:table-cell>
        </table:table-row>
        <table:table-row table:style-name="ro3">
          <table:table-cell office:value-type="string">
            <text:p>mothered </text:p>
          </table:table-cell>
          <table:table-cell office:value-type="string">
            <text:p>ˈməðərd </text:p>
          </table:table-cell>
          <table:table-cell office:value-type="string">
            <text:p>matkowało</text:p>
          </table:table-cell>
          <table:table-cell office:value-type="string">
            <text:p>and mothered another.; I mothered more than</text:p>
          </table:table-cell>
        </table:table-row>
        <table:table-row table:style-name="ro3">
          <table:table-cell office:value-type="string">
            <text:p>nor </text:p>
          </table:table-cell>
          <table:table-cell office:value-type="string">
            <text:p>ˈnɔr </text:p>
          </table:table-cell>
          <table:table-cell office:value-type="string">
            <text:p>ani</text:p>
          </table:table-cell>
          <table:table-cell office:value-type="string">
            <text:p>nor a true Baratheon.; nor any of his men</text:p>
          </table:table-cell>
        </table:table-row>
        <table:table-row table:style-name="ro3">
          <table:table-cell office:value-type="string">
            <text:p>north </text:p>
          </table:table-cell>
          <table:table-cell office:value-type="string">
            <text:p>ˈnɔrθ </text:p>
          </table:table-cell>
          <table:table-cell office:value-type="string">
            <text:p>na północ</text:p>
          </table:table-cell>
          <table:table-cell office:value-type="string">
            <text:p>all the way north,; heading north.</text:p>
          </table:table-cell>
        </table:table-row>
        <table:table-row table:style-name="ro3">
          <table:table-cell office:value-type="string">
            <text:p>offer </text:p>
          </table:table-cell>
          <table:table-cell office:value-type="string">
            <text:p>ˈɔfər </text:p>
          </table:table-cell>
          <table:table-cell office:value-type="string">
            <text:p>oferować</text:p>
          </table:table-cell>
          <table:table-cell office:value-type="string">
            <text:p>I offer your cousins peace; We offer you</text:p>
          </table:table-cell>
        </table:table-row>
        <table:table-row table:style-name="ro3">
          <table:table-cell office:value-type="string">
            <text:p>owe </text:p>
          </table:table-cell>
          <table:table-cell office:value-type="string">
            <text:p>ˈoʊ </text:p>
          </table:table-cell>
          <table:table-cell office:value-type="string">
            <text:p>zawdzięczać</text:p>
          </table:table-cell>
          <table:table-cell office:value-type="string">
            <text:p>I owe my title and lands; I owe you</text:p>
          </table:table-cell>
        </table:table-row>
        <table:table-row table:style-name="ro3">
          <table:table-cell office:value-type="string">
            <text:p>proper </text:p>
          </table:table-cell>
          <table:table-cell office:value-type="string">
            <text:p>ˈprɑpər </text:p>
          </table:table-cell>
          <table:table-cell office:value-type="string">
            <text:p>właściwy</text:p>
          </table:table-cell>
          <table:table-cell office:value-type="string">
            <text:p>them with proper funerals.; to its proper appearance.</text:p>
          </table:table-cell>
        </table:table-row>
        <table:table-row table:style-name="ro3">
          <table:table-cell office:value-type="string">
            <text:p>sledge </text:p>
          </table:table-cell>
          <table:table-cell office:value-type="string">
            <text:p>ˈsledʒ </text:p>
          </table:table-cell>
          <table:table-cell office:value-type="string">
            <text:p>sanki</text:p>
          </table:table-cell>
          <table:table-cell office:value-type="string">
            <text:p>- Your ass killed the sledge.; Dornish wine on the sledge.</text:p>
          </table:table-cell>
        </table:table-row>
        <table:table-row table:style-name="ro3">
          <table:table-cell office:value-type="string">
            <text:p>stead </text:p>
          </table:table-cell>
          <table:table-cell office:value-type="string">
            <text:p>ˈsted </text:p>
          </table:table-cell>
          <table:table-cell office:value-type="string">
            <text:p>Stead</text:p>
          </table:table-cell>
          <table:table-cell office:value-type="string">
            <text:p>in his stead while he fights.; of the King in my stead.</text:p>
          </table:table-cell>
        </table:table-row>
        <table:table-row table:style-name="ro3">
          <table:table-cell office:value-type="string">
            <text:p>steward </text:p>
          </table:table-cell>
          <table:table-cell office:value-type="string">
            <text:p>ˈstuːərd </text:p>
          </table:table-cell>
          <table:table-cell office:value-type="string">
            <text:p>steward</text:p>
          </table:table-cell>
          <table:table-cell office:value-type="string">
            <text:p>for his personal steward.; Your steward.</text:p>
          </table:table-cell>
        </table:table-row>
        <table:table-row table:style-name="ro3">
          <table:table-cell office:value-type="string">
            <text:p>superstition </text:p>
          </table:table-cell>
          <table:table-cell office:value-type="string">
            <text:p>ˌsuːpərˈstɪʃən </text:p>
          </table:table-cell>
          <table:table-cell office:value-type="string">
            <text:p>przesąd</text:p>
          </table:table-cell>
          <table:table-cell office:value-type="string">
            <text:p>peasant's superstition...; - A common superstition.</text:p>
          </table:table-cell>
        </table:table-row>
        <table:table-row table:style-name="ro3">
          <table:table-cell office:value-type="string">
            <text:p>thieves </text:p>
          </table:table-cell>
          <table:table-cell office:value-type="string">
            <text:p>ˈθiːvz </text:p>
          </table:table-cell>
          <table:table-cell office:value-type="string">
            <text:p>złodzieje</text:p>
          </table:table-cell>
          <table:table-cell office:value-type="string">
            <text:p>I've always served thieves; they're all thieves.</text:p>
          </table:table-cell>
        </table:table-row>
        <table:table-row table:style-name="ro1">
          <table:table-cell office:value-type="string">
            <text:p>trueborn </text:p>
          </table:table-cell>
          <table:table-cell office:value-type="string">
            <text:p>ˈtruːˈbɔrn </text:p>
          </table:table-cell>
          <table:table-cell office:value-type="string">
            <text:p>prawdziwy z krwi i kości</text:p>
          </table:table-cell>
          <table:table-cell office:value-type="string">
            <text:p>left no trueborn heirs,; no trueborn sons.</text:p>
          </table:table-cell>
        </table:table-row>
        <table:table-row table:style-name="ro3">
          <table:table-cell office:value-type="string">
            <text:p>vows </text:p>
          </table:table-cell>
          <table:table-cell office:value-type="string">
            <text:p>ˈvæʊz </text:p>
          </table:table-cell>
          <table:table-cell office:value-type="string">
            <text:p>śluby</text:p>
          </table:table-cell>
          <table:table-cell office:value-type="string">
            <text:p>He broke his vows,; your vows, Ser?</text:p>
          </table:table-cell>
        </table:table-row>
        <table:table-row table:style-name="ro3">
          <table:table-cell office:value-type="string">
            <text:p>yet </text:p>
          </table:table-cell>
          <table:table-cell office:value-type="string">
            <text:p>ˈjet </text:p>
          </table:table-cell>
          <table:table-cell office:value-type="string">
            <text:p>jeszcze</text:p>
          </table:table-cell>
          <table:table-cell office:value-type="string">
            <text:p>And yet my friends in the North; Nothing's killed me yet.</text:p>
          </table:table-cell>
        </table:table-row>
        <table:table-row table:style-name="ro3">
          <table:table-cell office:value-type="string">
            <text:p>Besides </text:p>
          </table:table-cell>
          <table:table-cell office:value-type="string">
            <text:p>bɪˈsaɪdz </text:p>
          </table:table-cell>
          <table:table-cell office:value-type="string">
            <text:p>Oprócz</text:p>
          </table:table-cell>
          <table:table-cell office:value-type="string">
            <text:p>Besides me and Tommen</text:p>
          </table:table-cell>
        </table:table-row>
        <table:table-row table:style-name="ro3">
          <table:table-cell office:value-type="string">
            <text:p>Cersei </text:p>
          </table:table-cell>
          <table:table-cell office:value-type="string">
            <text:p>[Cersei] </text:p>
          </table:table-cell>
          <table:table-cell office:value-type="string">
            <text:p>Cersei</text:p>
          </table:table-cell>
          <table:table-cell office:value-type="string">
            <text:p>between Cersei Lannister and</text:p>
          </table:table-cell>
        </table:table-row>
        <table:table-row table:style-name="ro3">
          <table:table-cell office:value-type="string">
            <text:p>Citadel </text:p>
          </table:table-cell>
          <table:table-cell office:value-type="string">
            <text:p>ˈsɪtədəl </text:p>
          </table:table-cell>
          <table:table-cell office:value-type="string">
            <text:p>Cytadela</text:p>
          </table:table-cell>
          <table:table-cell office:value-type="string">
            <text:p>from the Citadel</text:p>
          </table:table-cell>
        </table:table-row>
        <table:table-row table:style-name="ro3">
          <table:table-cell office:value-type="string">
            <text:p>Ease </text:p>
          </table:table-cell>
          <table:table-cell office:value-type="string">
            <text:p>ˈiːz </text:p>
          </table:table-cell>
          <table:table-cell office:value-type="string">
            <text:p>Łatwość</text:p>
          </table:table-cell>
          <table:table-cell office:value-type="string">
            <text:p>Ease into it.</text:p>
          </table:table-cell>
        </table:table-row>
        <table:table-row table:style-name="ro3">
          <table:table-cell office:value-type="string">
            <text:p>Insulted </text:p>
          </table:table-cell>
          <table:table-cell office:value-type="string">
            <text:p>ɪnˈsəltɪd </text:p>
          </table:table-cell>
          <table:table-cell office:value-type="string">
            <text:p>Znieważony</text:p>
          </table:table-cell>
          <table:table-cell office:value-type="string">
            <text:p>Insulted?</text:p>
          </table:table-cell>
        </table:table-row>
        <table:table-row table:style-name="ro3">
          <table:table-cell office:value-type="string">
            <text:p>Maintenance </text:p>
          </table:table-cell>
          <table:table-cell office:value-type="string">
            <text:p>ˈmeɪntnəns </text:p>
          </table:table-cell>
          <table:table-cell office:value-type="string">
            <text:p>Utrzymanie</text:p>
          </table:table-cell>
          <table:table-cell office:value-type="string">
            <text:p>Maintenance of a Holdfast</text:p>
          </table:table-cell>
        </table:table-row>
        <table:table-row table:style-name="ro3">
          <table:table-cell office:value-type="string">
            <text:p>See </text:p>
          </table:table-cell>
          <table:table-cell office:value-type="string">
            <text:p>ˈsiː </text:p>
          </table:table-cell>
          <table:table-cell office:value-type="string">
            <text:p>Zobaczyć</text:p>
          </table:table-cell>
          <table:table-cell office:value-type="string">
            <text:p>See that he drinks</text:p>
          </table:table-cell>
        </table:table-row>
        <table:table-row table:style-name="ro3">
          <table:table-cell office:value-type="string">
            <text:p>Seize </text:p>
          </table:table-cell>
          <table:table-cell office:value-type="string">
            <text:p>ˈsiːz </text:p>
          </table:table-cell>
          <table:table-cell office:value-type="string">
            <text:p>Chwytaj</text:p>
          </table:table-cell>
          <table:table-cell office:value-type="string">
            <text:p>Seize him.</text:p>
          </table:table-cell>
        </table:table-row>
        <table:table-row table:style-name="ro3">
          <table:table-cell office:value-type="string">
            <text:p>Whoever </text:p>
          </table:table-cell>
          <table:table-cell office:value-type="string">
            <text:p>huːˈevər </text:p>
          </table:table-cell>
          <table:table-cell office:value-type="string">
            <text:p>Ktokolwiek</text:p>
          </table:table-cell>
          <table:table-cell office:value-type="string">
            <text:p>Whoever finds her--</text:p>
          </table:table-cell>
        </table:table-row>
        <table:table-row table:style-name="ro3">
          <table:table-cell office:value-type="string">
            <text:p>actually </text:p>
          </table:table-cell>
          <table:table-cell office:value-type="string">
            <text:p>ˈæktʃ(əw)əliː </text:p>
          </table:table-cell>
          <table:table-cell office:value-type="string">
            <text:p>faktycznie</text:p>
          </table:table-cell>
          <table:table-cell office:value-type="string">
            <text:p>Ned Stark actually</text:p>
          </table:table-cell>
        </table:table-row>
        <table:table-row table:style-name="ro3">
          <table:table-cell office:value-type="string">
            <text:p>alive </text:p>
          </table:table-cell>
          <table:table-cell office:value-type="string">
            <text:p>əˈlaɪv </text:p>
          </table:table-cell>
          <table:table-cell office:value-type="string">
            <text:p>żywy</text:p>
          </table:table-cell>
          <table:table-cell office:value-type="string">
            <text:p>- He's more use to us alive than dead.</text:p>
          </table:table-cell>
        </table:table-row>
        <table:table-row table:style-name="ro3">
          <table:table-cell office:value-type="string">
            <text:p>ally </text:p>
          </table:table-cell>
          <table:table-cell office:value-type="string">
            <text:p>əˈlaɪ </text:p>
          </table:table-cell>
          <table:table-cell office:value-type="string">
            <text:p>sojusznik</text:p>
          </table:table-cell>
          <table:table-cell office:value-type="string">
            <text:p>Balon Greyjoy for an ally.</text:p>
          </table:table-cell>
        </table:table-row>
        <table:table-row table:style-name="ro3">
          <table:table-cell office:value-type="string">
            <text:p>ancestors </text:p>
          </table:table-cell>
          <table:table-cell office:value-type="string">
            <text:p>ˈænˌsestərz <text:s/></text:p>
          </table:table-cell>
          <table:table-cell office:value-type="string">
            <text:p>Przodkowie</text:p>
          </table:table-cell>
          <table:table-cell office:value-type="string">
            <text:p>on your ancestors?</text:p>
          </table:table-cell>
        </table:table-row>
        <table:table-row table:style-name="ro3">
          <table:table-cell office:value-type="string">
            <text:p>apologies </text:p>
          </table:table-cell>
          <table:table-cell office:value-type="string">
            <text:p>əˈpɑlədʒiːz </text:p>
          </table:table-cell>
          <table:table-cell office:value-type="string">
            <text:p>Przepraszam</text:p>
          </table:table-cell>
          <table:table-cell office:value-type="string">
            <text:p>My deepest apologies.</text:p>
          </table:table-cell>
        </table:table-row>
        <table:table-row table:style-name="ro3">
          <table:table-cell office:value-type="string">
            <text:p>arise </text:p>
          </table:table-cell>
          <table:table-cell office:value-type="string">
            <text:p>əˈraɪz </text:p>
          </table:table-cell>
          <table:table-cell office:value-type="string">
            <text:p>powstać</text:p>
          </table:table-cell>
          <table:table-cell office:value-type="string">
            <text:p>can arise.</text:p>
          </table:table-cell>
        </table:table-row>
        <table:table-row table:style-name="ro3">
          <table:table-cell office:value-type="string">
            <text:p>avenge </text:p>
          </table:table-cell>
          <table:table-cell office:value-type="string">
            <text:p>əˈvendʒ </text:p>
          </table:table-cell>
          <table:table-cell office:value-type="string">
            <text:p>pomścić</text:p>
          </table:table-cell>
          <table:table-cell office:value-type="string">
            <text:p>We can avenge him</text:p>
          </table:table-cell>
        </table:table-row>
        <table:table-row table:style-name="ro3">
          <table:table-cell office:value-type="string">
            <text:p>balcony </text:p>
          </table:table-cell>
          <table:table-cell office:value-type="string">
            <text:p>ˈbælkəniː </text:p>
          </table:table-cell>
          <table:table-cell office:value-type="string">
            <text:p>balkon</text:p>
          </table:table-cell>
          <table:table-cell office:value-type="string">
            <text:p>from the balcony?</text:p>
          </table:table-cell>
        </table:table-row>
        <table:table-row table:style-name="ro3">
          <table:table-cell office:value-type="string">
            <text:p>bannerman </text:p>
          </table:table-cell>
          <table:table-cell office:value-type="string">
            <text:p>[bannerman] </text:p>
          </table:table-cell>
          <table:table-cell office:value-type="string">
            <text:p>Bannerman</text:p>
          </table:table-cell>
          <table:table-cell office:value-type="string">
            <text:p>and my bannerman would receive</text:p>
          </table:table-cell>
        </table:table-row>
        <table:table-row table:style-name="ro3">
          <table:table-cell office:value-type="string">
            <text:p>battlefield </text:p>
          </table:table-cell>
          <table:table-cell office:value-type="string">
            <text:p>ˈbætəlˌfiːld </text:p>
          </table:table-cell>
          <table:table-cell office:value-type="string">
            <text:p>pole bitwy</text:p>
          </table:table-cell>
          <table:table-cell office:value-type="string">
            <text:p>on the battlefield.</text:p>
          </table:table-cell>
        </table:table-row>
        <table:table-row table:style-name="ro3">
          <table:table-cell office:value-type="string">
            <text:p>bawdy </text:p>
          </table:table-cell>
          <table:table-cell office:value-type="string">
            <text:p>ˈbɔdiː </text:p>
          </table:table-cell>
          <table:table-cell office:value-type="string">
            <text:p>sprośny</text:p>
          </table:table-cell>
          <table:table-cell office:value-type="string">
            <text:p>bawdy house in Hayseed Hall.</text:p>
          </table:table-cell>
        </table:table-row>
        <table:table-row table:style-name="ro3">
          <table:table-cell office:value-type="string">
            <text:p>beheading </text:p>
          </table:table-cell>
          <table:table-cell office:value-type="string">
            <text:p>bɪˈhedɪŋ </text:p>
          </table:table-cell>
          <table:table-cell office:value-type="string">
            <text:p>ścięcie</text:p>
          </table:table-cell>
          <table:table-cell office:value-type="string">
            <text:p>to do my beheading for me.</text:p>
          </table:table-cell>
        </table:table-row>
        <table:table-row table:style-name="ro3">
          <table:table-cell office:value-type="string">
            <text:p>beside </text:p>
          </table:table-cell>
          <table:table-cell office:value-type="string">
            <text:p>bɪˈsaɪd </text:p>
          </table:table-cell>
          <table:table-cell office:value-type="string">
            <text:p>obok</text:p>
          </table:table-cell>
          <table:table-cell office:value-type="string">
            <text:p>so he may rest beside</text:p>
          </table:table-cell>
        </table:table-row>
        <table:table-row table:style-name="ro3">
          <table:table-cell office:value-type="string">
            <text:p>betrayed </text:p>
          </table:table-cell>
          <table:table-cell office:value-type="string">
            <text:p>bɪˈtreɪd </text:p>
          </table:table-cell>
          <table:table-cell office:value-type="string">
            <text:p>zdradzony</text:p>
          </table:table-cell>
          <table:table-cell office:value-type="string">
            <text:p>betrayed his brothers.</text:p>
          </table:table-cell>
        </table:table-row>
        <table:table-row table:style-name="ro3">
          <table:table-cell office:value-type="string">
            <text:p>black </text:p>
          </table:table-cell>
          <table:table-cell office:value-type="string">
            <text:p>ˈblæk </text:p>
          </table:table-cell>
          <table:table-cell office:value-type="string">
            <text:p>czarny</text:p>
          </table:table-cell>
          <table:table-cell office:value-type="string">
            <text:p>just a poor black crow.</text:p>
          </table:table-cell>
        </table:table-row>
        <table:table-row table:style-name="ro3">
          <table:table-cell office:value-type="string">
            <text:p>bleed </text:p>
          </table:table-cell>
          <table:table-cell office:value-type="string">
            <text:p>ˈbliːd </text:p>
          </table:table-cell>
          <table:table-cell office:value-type="string">
            <text:p>krwawić</text:p>
          </table:table-cell>
          <table:table-cell office:value-type="string">
            <text:p>The stars will bleed.</text:p>
          </table:table-cell>
        </table:table-row>
        <table:table-row table:style-name="ro3">
          <table:table-cell office:value-type="string">
            <text:p>blisters </text:p>
          </table:table-cell>
          <table:table-cell office:value-type="string">
            <text:p>ˈblɪstərz </text:p>
          </table:table-cell>
          <table:table-cell office:value-type="string">
            <text:p>pęcherze</text:p>
          </table:table-cell>
          <table:table-cell office:value-type="string">
            <text:p>your damn blisters.</text:p>
          </table:table-cell>
        </table:table-row>
        <table:table-row table:style-name="ro3">
          <table:table-cell office:value-type="string">
            <text:p>bloody </text:p>
          </table:table-cell>
          <table:table-cell office:value-type="string">
            <text:p>ˈblədiː </text:p>
          </table:table-cell>
          <table:table-cell office:value-type="string">
            <text:p>krwawy</text:p>
          </table:table-cell>
          <table:table-cell office:value-type="string">
            <text:p>This isn't about the bloody</text:p>
          </table:table-cell>
        </table:table-row>
        <table:table-row table:style-name="ro3">
          <table:table-cell office:value-type="string">
            <text:p>boar </text:p>
          </table:table-cell>
          <table:table-cell office:value-type="string">
            <text:p>ˈbɔr </text:p>
          </table:table-cell>
          <table:table-cell office:value-type="string">
            <text:p>dzik</text:p>
          </table:table-cell>
          <table:table-cell office:value-type="string">
            <text:p>Since that boar</text:p>
          </table:table-cell>
        </table:table-row>
        <table:table-row table:style-name="ro3">
          <table:table-cell office:value-type="string">
            <text:p>books </text:p>
          </table:table-cell>
          <table:table-cell office:value-type="string">
            <text:p>ˈbʊks </text:p>
          </table:table-cell>
          <table:table-cell office:value-type="string">
            <text:p>książki</text:p>
          </table:table-cell>
          <table:table-cell office:value-type="string">
            <text:p>In the ancient books,</text:p>
          </table:table-cell>
        </table:table-row>
        <table:table-row table:style-name="ro3">
          <table:table-cell office:value-type="string">
            <text:p>boring </text:p>
          </table:table-cell>
          <table:table-cell office:value-type="string">
            <text:p>ˈbɔrɪŋ </text:p>
          </table:table-cell>
          <table:table-cell office:value-type="string">
            <text:p>nudny</text:p>
          </table:table-cell>
          <table:table-cell office:value-type="string">
            <text:p>Death is so boring,</text:p>
          </table:table-cell>
        </table:table-row>
        <table:table-row table:style-name="ro3">
          <table:table-cell office:value-type="string">
            <text:p>both </text:p>
          </table:table-cell>
          <table:table-cell office:value-type="string">
            <text:p>ˈboʊθ </text:p>
          </table:table-cell>
          <table:table-cell office:value-type="string">
            <text:p>zarówno</text:p>
          </table:table-cell>
          <table:table-cell office:value-type="string">
            <text:p>too late for the both of us.</text:p>
          </table:table-cell>
        </table:table-row>
        <table:table-row table:style-name="ro3">
          <table:table-cell office:value-type="string">
            <text:p>bottom </text:p>
          </table:table-cell>
          <table:table-cell office:value-type="string">
            <text:p>ˈbɑtəm </text:p>
          </table:table-cell>
          <table:table-cell office:value-type="string">
            <text:p>dno</text:p>
          </table:table-cell>
          <table:table-cell office:value-type="string">
            <text:p>in flea bottom.</text:p>
          </table:table-cell>
        </table:table-row>
        <table:table-row table:style-name="ro3">
          <table:table-cell office:value-type="string">
            <text:p>breath </text:p>
          </table:table-cell>
          <table:table-cell office:value-type="string">
            <text:p>ˈbreθ </text:p>
          </table:table-cell>
          <table:table-cell office:value-type="string">
            <text:p>oddech</text:p>
          </table:table-cell>
          <table:table-cell office:value-type="string">
            <text:p>The cold breath of winter</text:p>
          </table:table-cell>
        </table:table-row>
        <table:table-row table:style-name="ro3">
          <table:table-cell office:value-type="string">
            <text:p>broke </text:p>
          </table:table-cell>
          <table:table-cell office:value-type="string">
            <text:p>ˈbroʊk </text:p>
          </table:table-cell>
          <table:table-cell office:value-type="string">
            <text:p>złamał</text:p>
          </table:table-cell>
          <table:table-cell office:value-type="string">
            <text:p>He broke his vows,</text:p>
          </table:table-cell>
        </table:table-row>
        <table:table-row table:style-name="ro3">
          <table:table-cell office:value-type="string">
            <text:p>built </text:p>
          </table:table-cell>
          <table:table-cell office:value-type="string">
            <text:p>ˈbɪlt </text:p>
          </table:table-cell>
          <table:table-cell office:value-type="string">
            <text:p>wybudowany</text:p>
          </table:table-cell>
          <table:table-cell office:value-type="string">
            <text:p>looks like it was built</text:p>
          </table:table-cell>
        </table:table-row>
        <table:table-row table:style-name="ro3">
          <table:table-cell office:value-type="string">
            <text:p>bull's </text:p>
          </table:table-cell>
          <table:table-cell office:value-type="string">
            <text:p>ˈbʊlz </text:p>
          </table:table-cell>
          <table:table-cell office:value-type="string">
            <text:p>byka</text:p>
          </table:table-cell>
          <table:table-cell office:value-type="string">
            <text:p>- He's got a bull's head helmet.</text:p>
          </table:table-cell>
        </table:table-row>
        <table:table-row table:style-name="ro3">
          <table:table-cell office:value-type="string">
            <text:p>burning </text:p>
          </table:table-cell>
          <table:table-cell office:value-type="string">
            <text:p>ˈbərnɪŋ </text:p>
          </table:table-cell>
          <table:table-cell office:value-type="string">
            <text:p>palenie</text:p>
          </table:table-cell>
          <table:table-cell office:value-type="string">
            <text:p>a burning sword from the fire.</text:p>
          </table:table-cell>
        </table:table-row>
        <table:table-row table:style-name="ro3">
          <table:table-cell office:value-type="string">
            <text:p>burns </text:p>
          </table:table-cell>
          <table:table-cell office:value-type="string">
            <text:p>ˈbərnz </text:p>
          </table:table-cell>
          <table:table-cell office:value-type="string">
            <text:p>oparzenia</text:p>
          </table:table-cell>
          <table:table-cell office:value-type="string">
            <text:p>burns them all away.</text:p>
          </table:table-cell>
        </table:table-row>
        <table:table-row table:style-name="ro3">
          <table:table-cell office:value-type="string">
            <text:p>calling </text:p>
          </table:table-cell>
          <table:table-cell office:value-type="string">
            <text:p>ˈkɔlɪŋ </text:p>
          </table:table-cell>
          <table:table-cell office:value-type="string">
            <text:p>dzwoniąc</text:p>
          </table:table-cell>
          <table:table-cell office:value-type="string">
            <text:p>He's been calling</text:p>
          </table:table-cell>
        </table:table-row>
        <table:table-row table:style-name="ro3">
          <table:table-cell office:value-type="string">
            <text:p>calls </text:p>
          </table:table-cell>
          <table:table-cell office:value-type="string">
            <text:p>ˈkɔlz </text:p>
          </table:table-cell>
          <table:table-cell office:value-type="string">
            <text:p>rozmowy</text:p>
          </table:table-cell>
          <table:table-cell office:value-type="string">
            <text:p>while he calls himself King.</text:p>
          </table:table-cell>
        </table:table-row>
        <table:table-row table:style-name="ro3">
          <table:table-cell office:value-type="string">
            <text:p>came </text:p>
          </table:table-cell>
          <table:table-cell office:value-type="string">
            <text:p>ˈkeɪm </text:p>
          </table:table-cell>
          <table:table-cell office:value-type="string">
            <text:p>przyszedł</text:p>
          </table:table-cell>
          <table:table-cell office:value-type="string">
            <text:p>I want what I came for. I want</text:p>
          </table:table-cell>
        </table:table-row>
        <table:table-row table:style-name="ro3">
          <table:table-cell office:value-type="string">
            <text:p>capable </text:p>
          </table:table-cell>
          <table:table-cell office:value-type="string">
            <text:p>ˈkeɪpəbəl </text:p>
          </table:table-cell>
          <table:table-cell office:value-type="string">
            <text:p>zdolny</text:p>
          </table:table-cell>
          <table:table-cell office:value-type="string">
            <text:p>If I were capable</text:p>
          </table:table-cell>
        </table:table-row>
        <table:table-row table:style-name="ro3">
          <table:table-cell office:value-type="string">
            <text:p>captive </text:p>
          </table:table-cell>
          <table:table-cell office:value-type="string">
            <text:p>ˈkæptɪv </text:p>
          </table:table-cell>
          <table:table-cell office:value-type="string">
            <text:p>niewoli</text:p>
          </table:table-cell>
          <table:table-cell office:value-type="string">
            <text:p>You're held captive</text:p>
          </table:table-cell>
        </table:table-row>
        <table:table-row table:style-name="ro3">
          <table:table-cell office:value-type="string">
            <text:p>care </text:p>
          </table:table-cell>
          <table:table-cell office:value-type="string">
            <text:p>ˈker </text:p>
          </table:table-cell>
          <table:table-cell office:value-type="string">
            <text:p>obchodzi</text:p>
          </table:table-cell>
          <table:table-cell office:value-type="string">
            <text:p>Someone who doesn't care</text:p>
          </table:table-cell>
        </table:table-row>
        <table:table-row table:style-name="ro3">
          <table:table-cell office:value-type="string">
            <text:p>careful </text:p>
          </table:table-cell>
          <table:table-cell office:value-type="string">
            <text:p>[careful] </text:p>
          </table:table-cell>
          <table:table-cell office:value-type="string">
            <text:p>ostrożny</text:p>
          </table:table-cell>
          <table:table-cell office:value-type="string">
            <text:p>to be careful.</text:p>
          </table:table-cell>
        </table:table-row>
        <table:table-row table:style-name="ro3">
          <table:table-cell office:value-type="string">
            <text:p>carry </text:p>
          </table:table-cell>
          <table:table-cell office:value-type="string">
            <text:p>ˈkæriː </text:p>
          </table:table-cell>
          <table:table-cell office:value-type="string">
            <text:p>nosić</text:p>
          </table:table-cell>
          <table:table-cell office:value-type="string">
            <text:p>are not fit to carry</text:p>
          </table:table-cell>
        </table:table-row>
        <table:table-row table:style-name="ro3">
          <table:table-cell office:value-type="string">
            <text:p>castle </text:p>
          </table:table-cell>
          <table:table-cell office:value-type="string">
            <text:p>ˈkæsəl </text:p>
          </table:table-cell>
          <table:table-cell office:value-type="string">
            <text:p>zamek</text:p>
          </table:table-cell>
          <table:table-cell office:value-type="string">
            <text:p>in one castle or another</text:p>
          </table:table-cell>
        </table:table-row>
        <table:table-row table:style-name="ro3">
          <table:table-cell office:value-type="string">
            <text:p>catch </text:p>
          </table:table-cell>
          <table:table-cell office:value-type="string">
            <text:p>ˈkætʃ </text:p>
          </table:table-cell>
          <table:table-cell office:value-type="string">
            <text:p>złapać</text:p>
          </table:table-cell>
          <table:table-cell office:value-type="string">
            <text:p>I catch that pretty little bastard</text:p>
          </table:table-cell>
        </table:table-row>
        <table:table-row table:style-name="ro3">
          <table:table-cell office:value-type="string">
            <text:p>cater </text:p>
          </table:table-cell>
          <table:table-cell office:value-type="string">
            <text:p>ˈkeɪtər </text:p>
          </table:table-cell>
          <table:table-cell office:value-type="string">
            <text:p>zaspokoić</text:p>
          </table:table-cell>
          <table:table-cell office:value-type="string">
            <text:p>doesn't cater</text:p>
          </table:table-cell>
        </table:table-row>
        <table:table-row table:style-name="ro3">
          <table:table-cell office:value-type="string">
            <text:p>cell </text:p>
          </table:table-cell>
          <table:table-cell office:value-type="string">
            <text:p>ˈsel </text:p>
          </table:table-cell>
          <table:table-cell office:value-type="string">
            <text:p>komórka</text:p>
          </table:table-cell>
          <table:table-cell office:value-type="string">
            <text:p>I slept in a sky cell,</text:p>
          </table:table-cell>
        </table:table-row>
        <table:table-row table:style-name="ro3">
          <table:table-cell office:value-type="string">
            <text:p>centuries </text:p>
          </table:table-cell>
          <table:table-cell office:value-type="string">
            <text:p>ˈsenʃriːz </text:p>
          </table:table-cell>
          <table:table-cell office:value-type="string">
            <text:p>wieków</text:p>
          </table:table-cell>
          <table:table-cell office:value-type="string">
            <text:p>for centuries.</text:p>
          </table:table-cell>
        </table:table-row>
        <table:table-row table:style-name="ro3">
          <table:table-cell office:value-type="string">
            <text:p>certain </text:p>
          </table:table-cell>
          <table:table-cell office:value-type="string">
            <text:p>ˈsərtən </text:p>
          </table:table-cell>
          <table:table-cell office:value-type="string">
            <text:p>pewny</text:p>
          </table:table-cell>
          <table:table-cell office:value-type="string">
            <text:p>certain affections.</text:p>
          </table:table-cell>
        </table:table-row>
        <table:table-row table:style-name="ro3">
          <table:table-cell office:value-type="string">
            <text:p>chains; </text:p>
          </table:table-cell>
          <table:table-cell office:value-type="string">
            <text:p>ˈtʃeɪnz; </text:p>
          </table:table-cell>
          <table:table-cell office:value-type="string">
            <text:p>łańcuchy;</text:p>
          </table:table-cell>
          <table:table-cell office:value-type="string">
            <text:p>Joffrey puts my father in chains;</text:p>
          </table:table-cell>
        </table:table-row>
        <table:table-row table:style-name="ro3">
          <table:table-cell office:value-type="string">
            <text:p>changed </text:p>
          </table:table-cell>
          <table:table-cell office:value-type="string">
            <text:p>ˈtʃeɪndʒd </text:p>
          </table:table-cell>
          <table:table-cell office:value-type="string">
            <text:p>zmienił</text:p>
          </table:table-cell>
          <table:table-cell office:value-type="string">
            <text:p>I've changed my mind.</text:p>
          </table:table-cell>
        </table:table-row>
        <table:table-row table:style-name="ro3">
          <table:table-cell office:value-type="string">
            <text:p>changes </text:p>
          </table:table-cell>
          <table:table-cell office:value-type="string">
            <text:p>ˈtʃeɪndʒɪz </text:p>
          </table:table-cell>
          <table:table-cell office:value-type="string">
            <text:p>zmiany</text:p>
          </table:table-cell>
          <table:table-cell office:value-type="string">
            <text:p>One of the many changes</text:p>
          </table:table-cell>
        </table:table-row>
        <table:table-row table:style-name="ro1">
          <table:table-cell office:value-type="string">
            <text:p>cheekbones </text:p>
          </table:table-cell>
          <table:table-cell office:value-type="string">
            <text:p>ˈtʃiːkˌboʊnz </text:p>
          </table:table-cell>
          <table:table-cell office:value-type="string">
            <text:p>kości policzkowe</text:p>
          </table:table-cell>
          <table:table-cell office:value-type="string">
            <text:p>That and your cheekbones.</text:p>
          </table:table-cell>
        </table:table-row>
        <table:table-row table:style-name="ro3">
          <table:table-cell office:value-type="string">
            <text:p>chopped </text:p>
          </table:table-cell>
          <table:table-cell office:value-type="string">
            <text:p>ˈtʃɑpt </text:p>
          </table:table-cell>
          <table:table-cell office:value-type="string">
            <text:p>posiekane</text:p>
          </table:table-cell>
          <table:table-cell office:value-type="string">
            <text:p>You chopped one's head off</text:p>
          </table:table-cell>
        </table:table-row>
        <table:table-row table:style-name="ro3">
          <table:table-cell office:value-type="string">
            <text:p>chosen </text:p>
          </table:table-cell>
          <table:table-cell office:value-type="string">
            <text:p>ˈtʃoʊzən </text:p>
          </table:table-cell>
          <table:table-cell office:value-type="string">
            <text:p>wybrany</text:p>
          </table:table-cell>
          <table:table-cell office:value-type="string">
            <text:p>You have chosen the new God</text:p>
          </table:table-cell>
        </table:table-row>
        <table:table-row table:style-name="ro3">
          <table:table-cell office:value-type="string">
            <text:p>city </text:p>
          </table:table-cell>
          <table:table-cell office:value-type="string">
            <text:p>ˈsɪtiː </text:p>
          </table:table-cell>
          <table:table-cell office:value-type="string">
            <text:p>miasto</text:p>
          </table:table-cell>
          <table:table-cell office:value-type="string">
            <text:p>This city stinks...</text:p>
          </table:table-cell>
        </table:table-row>
        <table:table-row table:style-name="ro3">
          <table:table-cell office:value-type="string">
            <text:p>city's </text:p>
          </table:table-cell>
          <table:table-cell office:value-type="string">
            <text:p>ˈsɪtiːz </text:p>
          </table:table-cell>
          <table:table-cell office:value-type="string">
            <text:p>miasta-tych</text:p>
          </table:table-cell>
          <table:table-cell office:value-type="string">
            <text:p>The city's drowning in refugees,</text:p>
          </table:table-cell>
        </table:table-row>
        <table:table-row table:style-name="ro3">
          <table:table-cell office:value-type="string">
            <text:p>clever </text:p>
          </table:table-cell>
          <table:table-cell office:value-type="string">
            <text:p>ˈklevər </text:p>
          </table:table-cell>
          <table:table-cell office:value-type="string">
            <text:p>mądry</text:p>
          </table:table-cell>
          <table:table-cell office:value-type="string">
            <text:p>you're so clever to see it.</text:p>
          </table:table-cell>
        </table:table-row>
        <table:table-row table:style-name="ro3">
          <table:table-cell office:value-type="string">
            <text:p>clothes </text:p>
          </table:table-cell>
          <table:table-cell office:value-type="string">
            <text:p>ˈkloʊðz </text:p>
          </table:table-cell>
          <table:table-cell office:value-type="string">
            <text:p>odzież</text:p>
          </table:table-cell>
          <table:table-cell office:value-type="string">
            <text:p>Put some clothes on.</text:p>
          </table:table-cell>
        </table:table-row>
        <table:table-row table:style-name="ro3">
          <table:table-cell office:value-type="string">
            <text:p>coins </text:p>
          </table:table-cell>
          <table:table-cell office:value-type="string">
            <text:p>ˈkɔɪnz </text:p>
          </table:table-cell>
          <table:table-cell office:value-type="string">
            <text:p>monety</text:p>
          </table:table-cell>
          <table:table-cell office:value-type="string">
            <text:p>your coins and your whores</text:p>
          </table:table-cell>
        </table:table-row>
        <table:table-row table:style-name="ro3">
          <table:table-cell office:value-type="string">
            <text:p>color </text:p>
          </table:table-cell>
          <table:table-cell office:value-type="string">
            <text:p>ˈkələr </text:p>
          </table:table-cell>
          <table:table-cell office:value-type="string">
            <text:p>kolor</text:p>
          </table:table-cell>
          <table:table-cell office:value-type="string">
            <text:p>it's the color of blood</text:p>
          </table:table-cell>
        </table:table-row>
        <table:table-row table:style-name="ro3">
          <table:table-cell office:value-type="string">
            <text:p>coming </text:p>
          </table:table-cell>
          <table:table-cell office:value-type="string">
            <text:p>ˈkəmɪŋ </text:p>
          </table:table-cell>
          <table:table-cell office:value-type="string">
            <text:p>przyjście</text:p>
          </table:table-cell>
          <table:table-cell office:value-type="string">
            <text:p>And with winter coming,</text:p>
          </table:table-cell>
        </table:table-row>
        <table:table-row table:style-name="ro3">
          <table:table-cell office:value-type="string">
            <text:p>commands </text:p>
          </table:table-cell>
          <table:table-cell office:value-type="string">
            <text:p>kəˈmændz </text:p>
          </table:table-cell>
          <table:table-cell office:value-type="string">
            <text:p>Polecenia</text:p>
          </table:table-cell>
          <table:table-cell office:value-type="string">
            <text:p>He commands.</text:p>
          </table:table-cell>
        </table:table-row>
        <table:table-row table:style-name="ro1">
          <table:table-cell office:value-type="string">
            <text:p>complicated </text:p>
          </table:table-cell>
          <table:table-cell office:value-type="string">
            <text:p>ˈkɑmpləˌkeɪtəd </text:p>
          </table:table-cell>
          <table:table-cell office:value-type="string">
            <text:p>skomplikowany</text:p>
          </table:table-cell>
          <table:table-cell office:value-type="string">
            <text:p>It's more complicated</text:p>
          </table:table-cell>
        </table:table-row>
        <table:table-row table:style-name="ro3">
          <table:table-cell office:value-type="string">
            <text:p>conclave </text:p>
          </table:table-cell>
          <table:table-cell office:value-type="string">
            <text:p>ˈkɑnˌkleɪv </text:p>
          </table:table-cell>
          <table:table-cell office:value-type="string">
            <text:p>konklawe</text:p>
          </table:table-cell>
          <table:table-cell office:value-type="string">
            <text:p>The conclave has met,</text:p>
          </table:table-cell>
        </table:table-row>
        <table:table-row table:style-name="ro3">
          <table:table-cell office:value-type="string">
            <text:p>confessed </text:p>
          </table:table-cell>
          <table:table-cell office:value-type="string">
            <text:p>kənˈfest </text:p>
          </table:table-cell>
          <table:table-cell office:value-type="string">
            <text:p>przyznał się</text:p>
          </table:table-cell>
          <table:table-cell office:value-type="string">
            <text:p>a confessed traitor.</text:p>
          </table:table-cell>
        </table:table-row>
        <table:table-row table:style-name="ro3">
          <table:table-cell office:value-type="string">
            <text:p>conquerors </text:p>
          </table:table-cell>
          <table:table-cell office:value-type="string">
            <text:p>[conquerors] </text:p>
          </table:table-cell>
          <table:table-cell office:value-type="string">
            <text:p>zdobywcy</text:p>
          </table:table-cell>
          <table:table-cell office:value-type="string">
            <text:p>they were conquerors.</text:p>
          </table:table-cell>
        </table:table-row>
        <table:table-row table:style-name="ro3">
          <table:table-cell office:value-type="string">
            <text:p>considered </text:p>
          </table:table-cell>
          <table:table-cell office:value-type="string">
            <text:p>kənˈsɪdərd </text:p>
          </table:table-cell>
          <table:table-cell office:value-type="string">
            <text:p>za</text:p>
          </table:table-cell>
          <table:table-cell office:value-type="string">
            <text:p>considered reports</text:p>
          </table:table-cell>
        </table:table-row>
        <table:table-row table:style-name="ro3">
          <table:table-cell office:value-type="string">
            <text:p>content </text:p>
          </table:table-cell>
          <table:table-cell office:value-type="string">
            <text:p>kənˈtent </text:p>
          </table:table-cell>
          <table:table-cell office:value-type="string">
            <text:p>zawartość</text:p>
          </table:table-cell>
          <table:table-cell office:value-type="string">
            <text:p>how content we are.</text:p>
          </table:table-cell>
        </table:table-row>
        <table:table-row table:style-name="ro3">
          <table:table-cell office:value-type="string">
            <text:p>convenient </text:p>
          </table:table-cell>
          <table:table-cell office:value-type="string">
            <text:p>kənˈviːnjənt </text:p>
          </table:table-cell>
          <table:table-cell office:value-type="string">
            <text:p>wygodny</text:p>
          </table:table-cell>
          <table:table-cell office:value-type="string">
            <text:p>How convenient for him.</text:p>
          </table:table-cell>
        </table:table-row>
        <table:table-row table:style-name="ro3">
          <table:table-cell office:value-type="string">
            <text:p>copies </text:p>
          </table:table-cell>
          <table:table-cell office:value-type="string">
            <text:p>ˈkɑpiːz </text:p>
          </table:table-cell>
          <table:table-cell office:value-type="string">
            <text:p>Kopie</text:p>
          </table:table-cell>
          <table:table-cell office:value-type="string">
            <text:p>Send copies of that letter</text:p>
          </table:table-cell>
        </table:table-row>
        <table:table-row table:style-name="ro3">
          <table:table-cell office:value-type="string">
            <text:p>coronation </text:p>
          </table:table-cell>
          <table:table-cell office:value-type="string">
            <text:p>ˌkɔrəˈneɪʃən </text:p>
          </table:table-cell>
          <table:table-cell office:value-type="string">
            <text:p>koronacja</text:p>
          </table:table-cell>
          <table:table-cell office:value-type="string">
            <text:p>a coronation.</text:p>
          </table:table-cell>
        </table:table-row>
        <table:table-row table:style-name="ro3">
          <table:table-cell office:value-type="string">
            <text:p>corpsey </text:p>
          </table:table-cell>
          <table:table-cell office:value-type="string">
            <text:p>[corpsey] </text:p>
          </table:table-cell>
          <table:table-cell office:value-type="string">
            <text:p>corpsey</text:p>
          </table:table-cell>
          <table:table-cell office:value-type="string">
            <text:p>A bit corpsey, yes.</text:p>
          </table:table-cell>
        </table:table-row>
        <table:table-row table:style-name="ro3">
          <table:table-cell office:value-type="string">
            <text:p>country </text:p>
          </table:table-cell>
          <table:table-cell office:value-type="string">
            <text:p>ˈkəntriː </text:p>
          </table:table-cell>
          <table:table-cell office:value-type="string">
            <text:p>kraj</text:p>
          </table:table-cell>
          <table:table-cell office:value-type="string">
            <text:p>And so did the country.</text:p>
          </table:table-cell>
        </table:table-row>
        <table:table-row table:style-name="ro3">
          <table:table-cell office:value-type="string">
            <text:p>couple </text:p>
          </table:table-cell>
          <table:table-cell office:value-type="string">
            <text:p>ˈkəpəl </text:p>
          </table:table-cell>
          <table:table-cell office:value-type="string">
            <text:p>para</text:p>
          </table:table-cell>
          <table:table-cell office:value-type="string">
            <text:p>like a couple of fishwives?</text:p>
          </table:table-cell>
        </table:table-row>
        <table:table-row table:style-name="ro3">
          <table:table-cell office:value-type="string">
            <text:p>courtesy </text:p>
          </table:table-cell>
          <table:table-cell office:value-type="string">
            <text:p>ˈkərtəsiː </text:p>
          </table:table-cell>
          <table:table-cell office:value-type="string">
            <text:p>uprzejmość</text:p>
          </table:table-cell>
          <table:table-cell office:value-type="string">
            <text:p>A harmless courtesy,</text:p>
          </table:table-cell>
        </table:table-row>
        <table:table-row table:style-name="ro3">
          <table:table-cell office:value-type="string">
            <text:p>created </text:p>
          </table:table-cell>
          <table:table-cell office:value-type="string">
            <text:p>kriːˈeɪtɪd </text:p>
          </table:table-cell>
          <table:table-cell office:value-type="string">
            <text:p>stworzony</text:p>
          </table:table-cell>
          <table:table-cell office:value-type="string">
            <text:p>You created your</text:p>
          </table:table-cell>
        </table:table-row>
        <table:table-row table:style-name="ro3">
          <table:table-cell office:value-type="string">
            <text:p>crow </text:p>
          </table:table-cell>
          <table:table-cell office:value-type="string">
            <text:p>ˈkroʊ </text:p>
          </table:table-cell>
          <table:table-cell office:value-type="string">
            <text:p>wrona</text:p>
          </table:table-cell>
          <table:table-cell office:value-type="string">
            <text:p>just a poor black crow.</text:p>
          </table:table-cell>
        </table:table-row>
        <table:table-row table:style-name="ro3">
          <table:table-cell office:value-type="string">
            <text:p>crushed </text:p>
          </table:table-cell>
          <table:table-cell office:value-type="string">
            <text:p>ˈkrəʃt </text:p>
          </table:table-cell>
          <table:table-cell office:value-type="string">
            <text:p>zgnieciony</text:p>
          </table:table-cell>
          <table:table-cell office:value-type="string">
            <text:p>I'm being crushed beneath the</text:p>
          </table:table-cell>
        </table:table-row>
        <table:table-row table:style-name="ro3">
          <table:table-cell office:value-type="string">
            <text:p>crypts </text:p>
          </table:table-cell>
          <table:table-cell office:value-type="string">
            <text:p>ˈkrɪpts </text:p>
          </table:table-cell>
          <table:table-cell office:value-type="string">
            <text:p>krypty</text:p>
          </table:table-cell>
          <table:table-cell office:value-type="string">
            <text:p>in the crypts</text:p>
          </table:table-cell>
        </table:table-row>
        <table:table-row table:style-name="ro3">
          <table:table-cell office:value-type="string">
            <text:p>damn </text:p>
          </table:table-cell>
          <table:table-cell office:value-type="string">
            <text:p>ˈdæm </text:p>
          </table:table-cell>
          <table:table-cell office:value-type="string">
            <text:p>cholerny</text:p>
          </table:table-cell>
          <table:table-cell office:value-type="string">
            <text:p>your damn blisters.</text:p>
          </table:table-cell>
        </table:table-row>
        <table:table-row table:style-name="ro3">
          <table:table-cell office:value-type="string">
            <text:p>daybreak </text:p>
          </table:table-cell>
          <table:table-cell office:value-type="string">
            <text:p>[daybreak] </text:p>
          </table:table-cell>
          <table:table-cell office:value-type="string">
            <text:p>przedświt</text:p>
          </table:table-cell>
          <table:table-cell office:value-type="string">
            <text:p>You'll ride at daybreak,</text:p>
          </table:table-cell>
        </table:table-row>
        <table:table-row table:style-name="ro3">
          <table:table-cell office:value-type="string">
            <text:p>debts </text:p>
          </table:table-cell>
          <table:table-cell office:value-type="string">
            <text:p>ˈdets <text:s text:c="2"/></text:p>
          </table:table-cell>
          <table:table-cell office:value-type="string">
            <text:p>długi</text:p>
          </table:table-cell>
          <table:table-cell office:value-type="string">
            <text:p>Lannisters and debts.</text:p>
          </table:table-cell>
        </table:table-row>
        <table:table-row table:style-name="ro3">
          <table:table-cell office:value-type="string">
            <text:p>desserts </text:p>
          </table:table-cell>
          <table:table-cell office:value-type="string">
            <text:p>dɪˈzərts </text:p>
          </table:table-cell>
          <table:table-cell office:value-type="string">
            <text:p>desery</text:p>
          </table:table-cell>
          <table:table-cell office:value-type="string">
            <text:p>according to their desserts,</text:p>
          </table:table-cell>
        </table:table-row>
        <table:table-row table:style-name="ro3">
          <table:table-cell office:value-type="string">
            <text:p>disregards </text:p>
          </table:table-cell>
          <table:table-cell office:value-type="string">
            <text:p>ˌdɪsrɪˈgɑrdz </text:p>
          </table:table-cell>
          <table:table-cell office:value-type="string">
            <text:p>lekceważy</text:p>
          </table:table-cell>
          <table:table-cell office:value-type="string">
            <text:p>If he disregards</text:p>
          </table:table-cell>
        </table:table-row>
        <table:table-row table:style-name="ro3">
          <table:table-cell office:value-type="string">
            <text:p>ditch </text:p>
          </table:table-cell>
          <table:table-cell office:value-type="string">
            <text:p>ˈdɪtʃ </text:p>
          </table:table-cell>
          <table:table-cell office:value-type="string">
            <text:p>rów</text:p>
          </table:table-cell>
          <table:table-cell office:value-type="string">
            <text:p>in a ditch somewhere.</text:p>
          </table:table-cell>
        </table:table-row>
        <table:table-row table:style-name="ro3">
          <table:table-cell office:value-type="string">
            <text:p>dominion </text:p>
          </table:table-cell>
          <table:table-cell office:value-type="string">
            <text:p>dəˈmɪnjən </text:p>
          </table:table-cell>
          <table:table-cell office:value-type="string">
            <text:p>panowanie</text:p>
          </table:table-cell>
          <table:table-cell office:value-type="string">
            <text:p>to dominion of the North.</text:p>
          </table:table-cell>
        </table:table-row>
        <table:table-row table:style-name="ro3">
          <table:table-cell office:value-type="string">
            <text:p>drag </text:p>
          </table:table-cell>
          <table:table-cell office:value-type="string">
            <text:p>ˈdræg </text:p>
          </table:table-cell>
          <table:table-cell office:value-type="string">
            <text:p>przeciągnij</text:p>
          </table:table-cell>
          <table:table-cell office:value-type="string">
            <text:p>but you drag me along</text:p>
          </table:table-cell>
        </table:table-row>
        <table:table-row table:style-name="ro3">
          <table:table-cell office:value-type="string">
            <text:p>drowning </text:p>
          </table:table-cell>
          <table:table-cell office:value-type="string">
            <text:p>ˈdræʊnɪŋ </text:p>
          </table:table-cell>
          <table:table-cell office:value-type="string">
            <text:p>utonięcia</text:p>
          </table:table-cell>
          <table:table-cell office:value-type="string">
            <text:p>The city's drowning in refugees,</text:p>
          </table:table-cell>
        </table:table-row>
        <table:table-row table:style-name="ro3">
          <table:table-cell office:value-type="string">
            <text:p>dumb </text:p>
          </table:table-cell>
          <table:table-cell office:value-type="string">
            <text:p>ˈdəm </text:p>
          </table:table-cell>
          <table:table-cell office:value-type="string">
            <text:p>niemy</text:p>
          </table:table-cell>
          <table:table-cell office:value-type="string">
            <text:p>She's a dumb slut, really,</text:p>
          </table:table-cell>
        </table:table-row>
        <table:table-row table:style-name="ro3">
          <table:table-cell office:value-type="string">
            <text:p>eager </text:p>
          </table:table-cell>
          <table:table-cell office:value-type="string">
            <text:p>ˈiːgər </text:p>
          </table:table-cell>
          <table:table-cell office:value-type="string">
            <text:p>chętny</text:p>
          </table:table-cell>
          <table:table-cell office:value-type="string">
            <text:p>Are you so eager to spit</text:p>
          </table:table-cell>
        </table:table-row>
        <table:table-row table:style-name="ro3">
          <table:table-cell office:value-type="string">
            <text:p>eunuchs </text:p>
          </table:table-cell>
          <table:table-cell office:value-type="string">
            <text:p>ˈjuːnəks </text:p>
          </table:table-cell>
          <table:table-cell office:value-type="string">
            <text:p>eunuchowie</text:p>
          </table:table-cell>
          <table:table-cell office:value-type="string">
            <text:p>a hard time trusting eunuchs.</text:p>
          </table:table-cell>
        </table:table-row>
        <table:table-row table:style-name="ro3">
          <table:table-cell office:value-type="string">
            <text:p>fact </text:p>
          </table:table-cell>
          <table:table-cell office:value-type="string">
            <text:p>ˈfækt </text:p>
          </table:table-cell>
          <table:table-cell office:value-type="string">
            <text:p>fakt</text:p>
          </table:table-cell>
          <table:table-cell office:value-type="string">
            <text:p>a fact you seem</text:p>
          </table:table-cell>
        </table:table-row>
        <table:table-row table:style-name="ro3">
          <table:table-cell office:value-type="string">
            <text:p>fancy </text:p>
          </table:table-cell>
          <table:table-cell office:value-type="string">
            <text:p>ˈfænsiː </text:p>
          </table:table-cell>
          <table:table-cell office:value-type="string">
            <text:p>fantazyjny</text:p>
          </table:table-cell>
          <table:table-cell office:value-type="string">
            <text:p>a fancy man.</text:p>
          </table:table-cell>
        </table:table-row>
        <table:table-row table:style-name="ro3">
          <table:table-cell office:value-type="string">
            <text:p>fathered </text:p>
          </table:table-cell>
          <table:table-cell office:value-type="string">
            <text:p>ˈfɑðərd </text:p>
          </table:table-cell>
          <table:table-cell office:value-type="string">
            <text:p>ojcem</text:p>
          </table:table-cell>
          <table:table-cell office:value-type="string">
            <text:p>learn who fathered him.</text:p>
          </table:table-cell>
        </table:table-row>
        <table:table-row table:style-name="ro3">
          <table:table-cell office:value-type="string">
            <text:p>fealty </text:p>
          </table:table-cell>
          <table:table-cell office:value-type="string">
            <text:p>ˈfiːltiː </text:p>
          </table:table-cell>
          <table:table-cell office:value-type="string">
            <text:p>lojalność</text:p>
          </table:table-cell>
          <table:table-cell office:value-type="string">
            <text:p>to swear fealty to the new king.</text:p>
          </table:table-cell>
        </table:table-row>
        <table:table-row table:style-name="ro3">
          <table:table-cell office:value-type="string">
            <text:p>fill </text:p>
          </table:table-cell>
          <table:table-cell office:value-type="string">
            <text:p>ˈfɪl </text:p>
          </table:table-cell>
          <table:table-cell office:value-type="string">
            <text:p>wypełniać</text:p>
          </table:table-cell>
          <table:table-cell office:value-type="string">
            <text:p>his fill.</text:p>
          </table:table-cell>
        </table:table-row>
        <table:table-row table:style-name="ro3">
          <table:table-cell office:value-type="string">
            <text:p>fine </text:p>
          </table:table-cell>
          <table:table-cell office:value-type="string">
            <text:p>ˈfaɪn </text:p>
          </table:table-cell>
          <table:table-cell office:value-type="string">
            <text:p>grzywna</text:p>
          </table:table-cell>
          <table:table-cell office:value-type="string">
            <text:p>What a fine job</text:p>
          </table:table-cell>
        </table:table-row>
        <table:table-row table:style-name="ro3">
          <table:table-cell office:value-type="string">
            <text:p>fishwives </text:p>
          </table:table-cell>
          <table:table-cell office:value-type="string">
            <text:p>[fishwives] </text:p>
          </table:table-cell>
          <table:table-cell office:value-type="string">
            <text:p>fishwives</text:p>
          </table:table-cell>
          <table:table-cell office:value-type="string">
            <text:p>like a couple of fishwives?</text:p>
          </table:table-cell>
        </table:table-row>
        <table:table-row table:style-name="ro3">
          <table:table-cell office:value-type="string">
            <text:p>five-copper </text:p>
          </table:table-cell>
          <table:table-cell office:value-type="string">
            <text:p>[five-copper] </text:p>
          </table:table-cell>
          <table:table-cell office:value-type="string">
            <text:p>pięć-miedzi</text:p>
          </table:table-cell>
          <table:table-cell office:value-type="string">
            <text:p>This isn't some five-copper</text:p>
          </table:table-cell>
        </table:table-row>
        <table:table-row table:style-name="ro3">
          <table:table-cell office:value-type="string">
            <text:p>flea </text:p>
          </table:table-cell>
          <table:table-cell office:value-type="string">
            <text:p>ˈfliː </text:p>
          </table:table-cell>
          <table:table-cell office:value-type="string">
            <text:p>pchła</text:p>
          </table:table-cell>
          <table:table-cell office:value-type="string">
            <text:p>in flea bottom.</text:p>
          </table:table-cell>
        </table:table-row>
        <table:table-row table:style-name="ro3">
          <table:table-cell office:value-type="string">
            <text:p>fleeing </text:p>
          </table:table-cell>
          <table:table-cell office:value-type="string">
            <text:p>[fleeing] </text:p>
          </table:table-cell>
          <table:table-cell office:value-type="string">
            <text:p>uciekając</text:p>
          </table:table-cell>
          <table:table-cell office:value-type="string">
            <text:p>Your Grace, fleeing the war.</text:p>
          </table:table-cell>
        </table:table-row>
        <table:table-row table:style-name="ro3">
          <table:table-cell office:value-type="string">
            <text:p>fleet </text:p>
          </table:table-cell>
          <table:table-cell office:value-type="string">
            <text:p>ˈfliːt </text:p>
          </table:table-cell>
          <table:table-cell office:value-type="string">
            <text:p>flota</text:p>
          </table:table-cell>
          <table:table-cell office:value-type="string">
            <text:p>the Lord of Light got in his fleet?</text:p>
          </table:table-cell>
        </table:table-row>
        <table:table-row table:style-name="ro3">
          <table:table-cell office:value-type="string">
            <text:p>fond </text:p>
          </table:table-cell>
          <table:table-cell office:value-type="string">
            <text:p>ˈfɑnd </text:p>
          </table:table-cell>
          <table:table-cell office:value-type="string">
            <text:p>lubiący</text:p>
          </table:table-cell>
          <table:table-cell office:value-type="string">
            <text:p>fond of me, Stark?</text:p>
          </table:table-cell>
        </table:table-row>
        <table:table-row table:style-name="ro3">
          <table:table-cell office:value-type="string">
            <text:p>forbid </text:p>
          </table:table-cell>
          <table:table-cell office:value-type="string">
            <text:p>fərˈbɪd </text:p>
          </table:table-cell>
          <table:table-cell office:value-type="string">
            <text:p>broń</text:p>
          </table:table-cell>
          <table:table-cell office:value-type="string">
            <text:p>forbid it rains.</text:p>
          </table:table-cell>
        </table:table-row>
        <table:table-row table:style-name="ro3">
          <table:table-cell office:value-type="string">
            <text:p>forged </text:p>
          </table:table-cell>
          <table:table-cell office:value-type="string">
            <text:p>ˈfɔrdʒd </text:p>
          </table:table-cell>
          <table:table-cell office:value-type="string">
            <text:p>sfałszowany</text:p>
          </table:table-cell>
          <table:table-cell office:value-type="string">
            <text:p>Fresh forged?</text:p>
          </table:table-cell>
        </table:table-row>
        <table:table-row table:style-name="ro3">
          <table:table-cell office:value-type="string">
            <text:p>fortnight </text:p>
          </table:table-cell>
          <table:table-cell office:value-type="string">
            <text:p>ˈfɔrtˌnaɪt </text:p>
          </table:table-cell>
          <table:table-cell office:value-type="string">
            <text:p>dwa tygodnie</text:p>
          </table:table-cell>
          <table:table-cell office:value-type="string">
            <text:p>within a fortnight</text:p>
          </table:table-cell>
        </table:table-row>
        <table:table-row table:style-name="ro3">
          <table:table-cell office:value-type="string">
            <text:p>fortunate </text:p>
          </table:table-cell>
          <table:table-cell office:value-type="string">
            <text:p>ˈfɔrtʃnət </text:p>
          </table:table-cell>
          <table:table-cell office:value-type="string">
            <text:p>szczęśliwy</text:p>
          </table:table-cell>
          <table:table-cell office:value-type="string">
            <text:p>fortunate enough</text:p>
          </table:table-cell>
        </table:table-row>
        <table:table-row table:style-name="ro3">
          <table:table-cell office:value-type="string">
            <text:p>freerider </text:p>
          </table:table-cell>
          <table:table-cell office:value-type="string">
            <text:p>[freerider] </text:p>
          </table:table-cell>
          <table:table-cell office:value-type="string">
            <text:p>freerider</text:p>
          </table:table-cell>
          <table:table-cell office:value-type="string">
            <text:p>freerider in the service</text:p>
          </table:table-cell>
        </table:table-row>
        <table:table-row table:style-name="ro3">
          <table:table-cell office:value-type="string">
            <text:p>generosity </text:p>
          </table:table-cell>
          <table:table-cell office:value-type="string">
            <text:p>ˌdʒenəˈrɑsətiː </text:p>
          </table:table-cell>
          <table:table-cell office:value-type="string">
            <text:p>hojność</text:p>
          </table:table-cell>
          <table:table-cell office:value-type="string">
            <text:p>to your generosity, Your Grace.</text:p>
          </table:table-cell>
        </table:table-row>
        <table:table-row table:style-name="ro3">
          <table:table-cell office:value-type="string">
            <text:p>goat </text:p>
          </table:table-cell>
          <table:table-cell office:value-type="string">
            <text:p>ˈgoʊt </text:p>
          </table:table-cell>
          <table:table-cell office:value-type="string">
            <text:p>koza</text:p>
          </table:table-cell>
          <table:table-cell office:value-type="string">
            <text:p>and goat herders.</text:p>
          </table:table-cell>
        </table:table-row>
        <table:table-row table:style-name="ro3">
          <table:table-cell office:value-type="string">
            <text:p>gotten </text:p>
          </table:table-cell>
          <table:table-cell office:value-type="string">
            <text:p>ˈgɑtən </text:p>
          </table:table-cell>
          <table:table-cell office:value-type="string">
            <text:p>zdobyć</text:p>
          </table:table-cell>
          <table:table-cell office:value-type="string">
            <text:p>gotten used to it.</text:p>
          </table:table-cell>
        </table:table-row>
        <table:table-row table:style-name="ro3">
          <table:table-cell office:value-type="string">
            <text:p>gouge </text:p>
          </table:table-cell>
          <table:table-cell office:value-type="string">
            <text:p>ˈgæʊdʒ </text:p>
          </table:table-cell>
          <table:table-cell office:value-type="string">
            <text:p>wyżłobienie</text:p>
          </table:table-cell>
          <table:table-cell office:value-type="string">
            <text:p>I might just gouge</text:p>
          </table:table-cell>
        </table:table-row>
        <table:table-row table:style-name="ro3">
          <table:table-cell office:value-type="string">
            <text:p>groom </text:p>
          </table:table-cell>
          <table:table-cell office:value-type="string">
            <text:p>ˈgruːm </text:p>
          </table:table-cell>
          <table:table-cell office:value-type="string">
            <text:p>pan młody</text:p>
          </table:table-cell>
          <table:table-cell office:value-type="string">
            <text:p>He wants to groom you</text:p>
          </table:table-cell>
        </table:table-row>
        <table:table-row table:style-name="ro3">
          <table:table-cell office:value-type="string">
            <text:p>harmless </text:p>
          </table:table-cell>
          <table:table-cell office:value-type="string">
            <text:p>ˈhɑrmləs </text:p>
          </table:table-cell>
          <table:table-cell office:value-type="string">
            <text:p>nieszkodliwy</text:p>
          </table:table-cell>
          <table:table-cell office:value-type="string">
            <text:p>A harmless courtesy,</text:p>
          </table:table-cell>
        </table:table-row>
        <table:table-row table:style-name="ro3">
          <table:table-cell office:value-type="string">
            <text:p>haunt </text:p>
          </table:table-cell>
          <table:table-cell office:value-type="string">
            <text:p>ˈhɔnt </text:p>
          </table:table-cell>
          <table:table-cell office:value-type="string">
            <text:p>straszyć</text:p>
          </table:table-cell>
          <table:table-cell office:value-type="string">
            <text:p>That bit of theater will haunt</text:p>
          </table:table-cell>
        </table:table-row>
        <table:table-row table:style-name="ro3">
          <table:table-cell office:value-type="string">
            <text:p>heirs </text:p>
          </table:table-cell>
          <table:table-cell office:value-type="string">
            <text:p>ˈerz </text:p>
          </table:table-cell>
          <table:table-cell office:value-type="string">
            <text:p>spadkobiercy</text:p>
          </table:table-cell>
          <table:table-cell office:value-type="string">
            <text:p>left no trueborn heirs,</text:p>
          </table:table-cell>
        </table:table-row>
        <table:table-row table:style-name="ro3">
          <table:table-cell office:value-type="string">
            <text:p>herders </text:p>
          </table:table-cell>
          <table:table-cell office:value-type="string">
            <text:p>ˈhərdərz </text:p>
          </table:table-cell>
          <table:table-cell office:value-type="string">
            <text:p>pasterze</text:p>
          </table:table-cell>
          <table:table-cell office:value-type="string">
            <text:p>and goat herders.</text:p>
          </table:table-cell>
        </table:table-row>
        <table:table-row table:style-name="ro3">
          <table:table-cell office:value-type="string">
            <text:p>honored </text:p>
          </table:table-cell>
          <table:table-cell office:value-type="string">
            <text:p>ˈɑnərd </text:p>
          </table:table-cell>
          <table:table-cell office:value-type="string">
            <text:p>zaszczycony</text:p>
          </table:table-cell>
          <table:table-cell office:value-type="string">
            <text:p>I would be honored,</text:p>
          </table:table-cell>
        </table:table-row>
        <table:table-row table:style-name="ro3">
          <table:table-cell office:value-type="string">
            <text:p>hound </text:p>
          </table:table-cell>
          <table:table-cell office:value-type="string">
            <text:p>ˈhæʊnd </text:p>
          </table:table-cell>
          <table:table-cell office:value-type="string">
            <text:p>ogar</text:p>
          </table:table-cell>
          <table:table-cell office:value-type="string">
            <text:p>bigger than the hound,</text:p>
          </table:table-cell>
        </table:table-row>
        <table:table-row table:style-name="ro3">
          <table:table-cell office:value-type="string">
            <text:p>hunting </text:p>
          </table:table-cell>
          <table:table-cell office:value-type="string">
            <text:p>ˈhəntɪŋ </text:p>
          </table:table-cell>
          <table:table-cell office:value-type="string">
            <text:p>polowanie</text:p>
          </table:table-cell>
          <table:table-cell office:value-type="string">
            <text:p>Ned! We were hunting.</text:p>
          </table:table-cell>
        </table:table-row>
        <table:table-row table:style-name="ro3">
          <table:table-cell office:value-type="string">
            <text:p>incest </text:p>
          </table:table-cell>
          <table:table-cell office:value-type="string">
            <text:p>ˈɪnˌsest </text:p>
          </table:table-cell>
          <table:table-cell office:value-type="string">
            <text:p>kazirodztwo</text:p>
          </table:table-cell>
          <table:table-cell office:value-type="string">
            <text:p>being born of incest</text:p>
          </table:table-cell>
        </table:table-row>
        <table:table-row table:style-name="ro3">
          <table:table-cell office:value-type="string">
            <text:p>interruption </text:p>
          </table:table-cell>
          <table:table-cell office:value-type="string">
            <text:p>[interruption] </text:p>
          </table:table-cell>
          <table:table-cell office:value-type="string">
            <text:p>przerwa</text:p>
          </table:table-cell>
          <table:table-cell office:value-type="string">
            <text:p>Forgive the interruption.</text:p>
          </table:table-cell>
        </table:table-row>
        <table:table-row table:style-name="ro3">
          <table:table-cell office:value-type="string">
            <text:p>jaws </text:p>
          </table:table-cell>
          <table:table-cell office:value-type="string">
            <text:p>ˈdʒɔz </text:p>
          </table:table-cell>
          <table:table-cell office:value-type="string">
            <text:p>szczęki</text:p>
          </table:table-cell>
          <table:table-cell office:value-type="string">
            <text:p>When they feel the jaws beginning</text:p>
          </table:table-cell>
        </table:table-row>
        <table:table-row table:style-name="ro3">
          <table:table-cell office:value-type="string">
            <text:p>lad </text:p>
          </table:table-cell>
          <table:table-cell office:value-type="string">
            <text:p>ˈlæd </text:p>
          </table:table-cell>
          <table:table-cell office:value-type="string">
            <text:p>chłopak</text:p>
          </table:table-cell>
          <table:table-cell office:value-type="string">
            <text:p>The lad meant no harm.</text:p>
          </table:table-cell>
        </table:table-row>
        <table:table-row table:style-name="ro3">
          <table:table-cell office:value-type="string">
            <text:p>land </text:p>
          </table:table-cell>
          <table:table-cell office:value-type="string">
            <text:p>ˈlænd </text:p>
          </table:table-cell>
          <table:table-cell office:value-type="string">
            <text:p>ziemia</text:p>
          </table:table-cell>
          <table:table-cell office:value-type="string">
            <text:p>If we go south to the land</text:p>
          </table:table-cell>
        </table:table-row>
        <table:table-row table:style-name="ro3">
          <table:table-cell office:value-type="string">
            <text:p>lays </text:p>
          </table:table-cell>
          <table:table-cell office:value-type="string">
            <text:p>ˈleɪz </text:p>
          </table:table-cell>
          <table:table-cell office:value-type="string">
            <text:p>określa</text:p>
          </table:table-cell>
          <table:table-cell office:value-type="string">
            <text:p>Any man lays a hand</text:p>
          </table:table-cell>
        </table:table-row>
        <table:table-row table:style-name="ro3">
          <table:table-cell office:value-type="string">
            <text:p>lid </text:p>
          </table:table-cell>
          <table:table-cell office:value-type="string">
            <text:p>ˈlɪd </text:p>
          </table:table-cell>
          <table:table-cell office:value-type="string">
            <text:p>pokrywa</text:p>
          </table:table-cell>
          <table:table-cell office:value-type="string">
            <text:p>but a lid for every pot.</text:p>
          </table:table-cell>
        </table:table-row>
        <table:table-row table:style-name="ro3">
          <table:table-cell office:value-type="string">
            <text:p>liege </text:p>
          </table:table-cell>
          <table:table-cell office:value-type="string">
            <text:p>liːˈeʒ </text:p>
          </table:table-cell>
          <table:table-cell office:value-type="string">
            <text:p>lenny</text:p>
          </table:table-cell>
          <table:table-cell office:value-type="string">
            <text:p>your liege lord.</text:p>
          </table:table-cell>
        </table:table-row>
        <table:table-row table:style-name="ro3">
          <table:table-cell office:value-type="string">
            <text:p>litter </text:p>
          </table:table-cell>
          <table:table-cell office:value-type="string">
            <text:p>ˈlɪtər </text:p>
          </table:table-cell>
          <table:table-cell office:value-type="string">
            <text:p>śmieci</text:p>
          </table:table-cell>
          <table:table-cell office:value-type="string">
            <text:p>I will litter the south</text:p>
          </table:table-cell>
        </table:table-row>
        <table:table-row table:style-name="ro3">
          <table:table-cell office:value-type="string">
            <text:p>manned </text:p>
          </table:table-cell>
          <table:table-cell office:value-type="string">
            <text:p>ˈmænd </text:p>
          </table:table-cell>
          <table:table-cell office:value-type="string">
            <text:p>obsadzony</text:p>
          </table:table-cell>
          <table:table-cell office:value-type="string">
            <text:p>manned the wall</text:p>
          </table:table-cell>
        </table:table-row>
        <table:table-row table:style-name="ro3">
          <table:table-cell office:value-type="string">
            <text:p>marching </text:p>
          </table:table-cell>
          <table:table-cell office:value-type="string">
            <text:p>ˈmɑrtʃɪŋ </text:p>
          </table:table-cell>
          <table:table-cell office:value-type="string">
            <text:p>marszu</text:p>
          </table:table-cell>
          <table:table-cell office:value-type="string">
            <text:p>marching this army?</text:p>
          </table:table-cell>
        </table:table-row>
        <table:table-row table:style-name="ro3">
          <table:table-cell office:value-type="string">
            <text:p>mark </text:p>
          </table:table-cell>
          <table:table-cell office:value-type="string">
            <text:p>ˈmɑrk </text:p>
          </table:table-cell>
          <table:table-cell office:value-type="string">
            <text:p>oznaczyć</text:p>
          </table:table-cell>
          <table:table-cell office:value-type="string">
            <text:p>to mark the death</text:p>
          </table:table-cell>
        </table:table-row>
        <table:table-row table:style-name="ro3">
          <table:table-cell office:value-type="string">
            <text:p>match </text:p>
          </table:table-cell>
          <table:table-cell office:value-type="string">
            <text:p>ˈmætʃ </text:p>
          </table:table-cell>
          <table:table-cell office:value-type="string">
            <text:p>pasować</text:p>
          </table:table-cell>
          <table:table-cell office:value-type="string">
            <text:p>It needs a room to match it,</text:p>
          </table:table-cell>
        </table:table-row>
        <table:table-row table:style-name="ro3">
          <table:table-cell office:value-type="string">
            <text:p>million </text:p>
          </table:table-cell>
          <table:table-cell office:value-type="string">
            <text:p>ˈmɪ(l)jən </text:p>
          </table:table-cell>
          <table:table-cell office:value-type="string">
            <text:p>milion</text:p>
          </table:table-cell>
          <table:table-cell office:value-type="string">
            <text:p>They say a million rats</text:p>
          </table:table-cell>
        </table:table-row>
        <table:table-row table:style-name="ro1">
          <table:table-cell office:value-type="string">
            <text:p>mockingbird </text:p>
          </table:table-cell>
          <table:table-cell office:value-type="string">
            <text:p>ˈmɑkɪŋˌbərd </text:p>
          </table:table-cell>
          <table:table-cell office:value-type="string">
            <text:p>przedrzeźniacz</text:p>
          </table:table-cell>
          <table:table-cell office:value-type="string">
            <text:p>A mockingbird.</text:p>
          </table:table-cell>
        </table:table-row>
        <table:table-row table:style-name="ro3">
          <table:table-cell office:value-type="string">
            <text:p>modest </text:p>
          </table:table-cell>
          <table:table-cell office:value-type="string">
            <text:p>ˈmɑdəst </text:p>
          </table:table-cell>
          <table:table-cell office:value-type="string">
            <text:p>skromny</text:p>
          </table:table-cell>
          <table:table-cell office:value-type="string">
            <text:p>of modest means</text:p>
          </table:table-cell>
        </table:table-row>
        <table:table-row table:style-name="ro3">
          <table:table-cell office:value-type="string">
            <text:p>mortared </text:p>
          </table:table-cell>
          <table:table-cell office:value-type="string">
            <text:p>ˈmɔrtərd </text:p>
          </table:table-cell>
          <table:table-cell office:value-type="string">
            <text:p>zaprawa</text:p>
          </table:table-cell>
          <table:table-cell office:value-type="string">
            <text:p>The stones were last mortared</text:p>
          </table:table-cell>
        </table:table-row>
        <table:table-row table:style-name="ro3">
          <table:table-cell office:value-type="string">
            <text:p>nephew </text:p>
          </table:table-cell>
          <table:table-cell office:value-type="string">
            <text:p>ˈnefjuː </text:p>
          </table:table-cell>
          <table:table-cell office:value-type="string">
            <text:p>bratanek</text:p>
          </table:table-cell>
          <table:table-cell office:value-type="string">
            <text:p>Beloved nephew.</text:p>
          </table:table-cell>
        </table:table-row>
        <table:table-row table:style-name="ro3">
          <table:table-cell office:value-type="string">
            <text:p>omen </text:p>
          </table:table-cell>
          <table:table-cell office:value-type="string">
            <text:p>ˈoʊmən </text:p>
          </table:table-cell>
          <table:table-cell office:value-type="string">
            <text:p>omen</text:p>
          </table:table-cell>
          <table:table-cell office:value-type="string">
            <text:p>They say it's an omen.</text:p>
          </table:table-cell>
        </table:table-row>
        <table:table-row table:style-name="ro1">
          <table:table-cell office:value-type="string">
            <text:p>outnumber </text:p>
          </table:table-cell>
          <table:table-cell office:value-type="string">
            <text:p>ˌæʊtˈnəmbər </text:p>
          </table:table-cell>
          <table:table-cell office:value-type="string">
            <text:p>przewyższać liczebnie</text:p>
          </table:table-cell>
          <table:table-cell office:value-type="string">
            <text:p>we'll outnumber them</text:p>
          </table:table-cell>
        </table:table-row>
        <table:table-row table:style-name="ro3">
          <table:table-cell office:value-type="string">
            <text:p>paces </text:p>
          </table:table-cell>
          <table:table-cell office:value-type="string">
            <text:p>ˈpeɪsɪz </text:p>
          </table:table-cell>
          <table:table-cell office:value-type="string">
            <text:p>kroków</text:p>
          </table:table-cell>
          <table:table-cell office:value-type="string">
            <text:p>Step back three paces.</text:p>
          </table:table-cell>
        </table:table-row>
        <table:table-row table:style-name="ro3">
          <table:table-cell office:value-type="string">
            <text:p>pardon </text:p>
          </table:table-cell>
          <table:table-cell office:value-type="string">
            <text:p>ˈpɑrdən </text:p>
          </table:table-cell>
          <table:table-cell office:value-type="string">
            <text:p>ułaskawienie</text:p>
          </table:table-cell>
          <table:table-cell office:value-type="string">
            <text:p>I beg your pardon?</text:p>
          </table:table-cell>
        </table:table-row>
        <table:table-row table:style-name="ro3">
          <table:table-cell office:value-type="string">
            <text:p>peasant's </text:p>
          </table:table-cell>
          <table:table-cell office:value-type="string">
            <text:p>ˈpezənts </text:p>
          </table:table-cell>
          <table:table-cell office:value-type="string">
            <text:p>chłopski</text:p>
          </table:table-cell>
          <table:table-cell office:value-type="string">
            <text:p>peasant's superstition...</text:p>
          </table:table-cell>
        </table:table-row>
        <table:table-row table:style-name="ro3">
          <table:table-cell office:value-type="string">
            <text:p>piss </text:p>
          </table:table-cell>
          <table:table-cell office:value-type="string">
            <text:p>ˈpɪs </text:p>
          </table:table-cell>
          <table:table-cell office:value-type="string">
            <text:p>sikanie</text:p>
          </table:table-cell>
          <table:table-cell office:value-type="string">
            <text:p>fear and piss</text:p>
          </table:table-cell>
        </table:table-row>
        <table:table-row table:style-name="ro3">
          <table:table-cell office:value-type="string">
            <text:p>pissed </text:p>
          </table:table-cell>
          <table:table-cell office:value-type="string">
            <text:p>ˈpɪst </text:p>
          </table:table-cell>
          <table:table-cell office:value-type="string">
            <text:p>pijany</text:p>
          </table:table-cell>
          <table:table-cell office:value-type="string">
            <text:p>I pissed off the edge</text:p>
          </table:table-cell>
        </table:table-row>
        <table:table-row table:style-name="ro3">
          <table:table-cell office:value-type="string">
            <text:p>ploughmen </text:p>
          </table:table-cell>
          <table:table-cell office:value-type="string">
            <text:p>[ploughmen] </text:p>
          </table:table-cell>
          <table:table-cell office:value-type="string">
            <text:p>oraczy</text:p>
          </table:table-cell>
          <table:table-cell office:value-type="string">
            <text:p>to ploughmen</text:p>
          </table:table-cell>
        </table:table-row>
        <table:table-row table:style-name="ro3">
          <table:table-cell office:value-type="string">
            <text:p>puff </text:p>
          </table:table-cell>
          <table:table-cell office:value-type="string">
            <text:p>ˈpəf </text:p>
          </table:table-cell>
          <table:table-cell office:value-type="string">
            <text:p>ptyś</text:p>
          </table:table-cell>
          <table:table-cell office:value-type="string">
            <text:p>What, in a puff of smoke?</text:p>
          </table:table-cell>
        </table:table-row>
        <table:table-row table:style-name="ro3">
          <table:table-cell office:value-type="string">
            <text:p>punishable </text:p>
          </table:table-cell>
          <table:table-cell office:value-type="string">
            <text:p>ˈpənɪʃəbəl </text:p>
          </table:table-cell>
          <table:table-cell office:value-type="string">
            <text:p>karze</text:p>
          </table:table-cell>
          <table:table-cell office:value-type="string">
            <text:p>is punishable by death.</text:p>
          </table:table-cell>
        </table:table-row>
        <table:table-row table:style-name="ro3">
          <table:table-cell office:value-type="string">
            <text:p>rallied </text:p>
          </table:table-cell>
          <table:table-cell office:value-type="string">
            <text:p>ˈræliːd </text:p>
          </table:table-cell>
          <table:table-cell office:value-type="string">
            <text:p>zebrali</text:p>
          </table:table-cell>
          <table:table-cell office:value-type="string">
            <text:p>He's rallied</text:p>
          </table:table-cell>
        </table:table-row>
        <table:table-row table:style-name="ro3">
          <table:table-cell office:value-type="string">
            <text:p>rally </text:p>
          </table:table-cell>
          <table:table-cell office:value-type="string">
            <text:p>ˈræliː </text:p>
          </table:table-cell>
          <table:table-cell office:value-type="string">
            <text:p>rajd</text:p>
          </table:table-cell>
          <table:table-cell office:value-type="string">
            <text:p>Shall we rally them</text:p>
          </table:table-cell>
        </table:table-row>
        <table:table-row table:style-name="ro3">
          <table:table-cell office:value-type="string">
            <text:p>ravishing </text:p>
          </table:table-cell>
          <table:table-cell office:value-type="string">
            <text:p>ˈrævɪʃɪŋ </text:p>
          </table:table-cell>
          <table:table-cell office:value-type="string">
            <text:p>przeuroczy</text:p>
          </table:table-cell>
          <table:table-cell office:value-type="string">
            <text:p>More ravishing than ever,</text:p>
          </table:table-cell>
        </table:table-row>
        <table:table-row table:style-name="ro3">
          <table:table-cell office:value-type="string">
            <text:p>reaps </text:p>
          </table:table-cell>
          <table:table-cell office:value-type="string">
            <text:p>ˈriːps </text:p>
          </table:table-cell>
          <table:table-cell office:value-type="string">
            <text:p>zbiera</text:p>
          </table:table-cell>
          <table:table-cell office:value-type="string">
            <text:p>he reaps all year.</text:p>
          </table:table-cell>
        </table:table-row>
        <table:table-row table:style-name="ro3">
          <table:table-cell office:value-type="string">
            <text:p>rebelling </text:p>
          </table:table-cell>
          <table:table-cell office:value-type="string">
            <text:p>rɪˈbelɪŋ </text:p>
          </table:table-cell>
          <table:table-cell office:value-type="string">
            <text:p>buntować</text:p>
          </table:table-cell>
          <table:table-cell office:value-type="string">
            <text:p>rebelling against the throne.</text:p>
          </table:table-cell>
        </table:table-row>
        <table:table-row table:style-name="ro3">
          <table:table-cell office:value-type="string">
            <text:p>rebels </text:p>
          </table:table-cell>
          <table:table-cell office:value-type="string">
            <text:p>ˈrebəlz </text:p>
          </table:table-cell>
          <table:table-cell office:value-type="string">
            <text:p>Rebelianci</text:p>
          </table:table-cell>
          <table:table-cell office:value-type="string">
            <text:p>just rebels,</text:p>
          </table:table-cell>
        </table:table-row>
        <table:table-row table:style-name="ro3">
          <table:table-cell office:value-type="string">
            <text:p>redeeming </text:p>
          </table:table-cell>
          <table:table-cell office:value-type="string">
            <text:p>rɪˈdiːmɪŋ </text:p>
          </table:table-cell>
          <table:table-cell office:value-type="string">
            <text:p>umorzenia</text:p>
          </table:table-cell>
          <table:table-cell office:value-type="string">
            <text:p>redeeming quality.</text:p>
          </table:table-cell>
        </table:table-row>
        <table:table-row table:style-name="ro3">
          <table:table-cell office:value-type="string">
            <text:p>refugees </text:p>
          </table:table-cell>
          <table:table-cell office:value-type="string">
            <text:p>ˌrefjʊˈdʒiːz </text:p>
          </table:table-cell>
          <table:table-cell office:value-type="string">
            <text:p>uchodźców</text:p>
          </table:table-cell>
          <table:table-cell office:value-type="string">
            <text:p>The city's drowning in refugees,</text:p>
          </table:table-cell>
        </table:table-row>
        <table:table-row table:style-name="ro3">
          <table:table-cell office:value-type="string">
            <text:p>regards </text:p>
          </table:table-cell>
          <table:table-cell office:value-type="string">
            <text:p>ˈreɪ <text:s/></text:p>
          </table:table-cell>
          <table:table-cell office:value-type="string">
            <text:p>chodzi</text:p>
          </table:table-cell>
          <table:table-cell office:value-type="string">
            <text:p>- Give Lord Renly my regards.</text:p>
          </table:table-cell>
        </table:table-row>
        <table:table-row table:style-name="ro3">
          <table:table-cell office:value-type="string">
            <text:p>remarkable </text:p>
          </table:table-cell>
          <table:table-cell office:value-type="string">
            <text:p>rɪˈmɑrkəbəl </text:p>
          </table:table-cell>
          <table:table-cell office:value-type="string">
            <text:p>niezwykłe</text:p>
          </table:table-cell>
          <table:table-cell office:value-type="string">
            <text:p>a remarkable journey.</text:p>
          </table:table-cell>
        </table:table-row>
        <table:table-row table:style-name="ro3">
          <table:table-cell office:value-type="string">
            <text:p>renounce </text:p>
          </table:table-cell>
          <table:table-cell office:value-type="string">
            <text:p>rɪˈnæʊns </text:p>
          </table:table-cell>
          <table:table-cell office:value-type="string">
            <text:p>zrzec się</text:p>
          </table:table-cell>
          <table:table-cell office:value-type="string">
            <text:p>must renounce all claim</text:p>
          </table:table-cell>
        </table:table-row>
        <table:table-row table:style-name="ro3">
          <table:table-cell office:value-type="string">
            <text:p>report </text:p>
          </table:table-cell>
          <table:table-cell office:value-type="string">
            <text:p>rɪˈpɔrt </text:p>
          </table:table-cell>
          <table:table-cell office:value-type="string">
            <text:p>sprawozdania</text:p>
          </table:table-cell>
          <table:table-cell office:value-type="string">
            <text:p>report no sign of her.</text:p>
          </table:table-cell>
        </table:table-row>
        <table:table-row table:style-name="ro3">
          <table:table-cell office:value-type="string">
            <text:p>reports </text:p>
          </table:table-cell>
          <table:table-cell office:value-type="string">
            <text:p>rɪˈpɔrts </text:p>
          </table:table-cell>
          <table:table-cell office:value-type="string">
            <text:p>Raporty</text:p>
          </table:table-cell>
          <table:table-cell office:value-type="string">
            <text:p>considered reports</text:p>
          </table:table-cell>
        </table:table-row>
        <table:table-row table:style-name="ro3">
          <table:table-cell office:value-type="string">
            <text:p>ridiculous </text:p>
          </table:table-cell>
          <table:table-cell office:value-type="string">
            <text:p>rəˈdɪkjələs </text:p>
          </table:table-cell>
          <table:table-cell office:value-type="string">
            <text:p>śmieszny</text:p>
          </table:table-cell>
          <table:table-cell office:value-type="string">
            <text:p>how ridiculous you sound?</text:p>
          </table:table-cell>
        </table:table-row>
        <table:table-row table:style-name="ro3">
          <table:table-cell office:value-type="string">
            <text:p>rough </text:p>
          </table:table-cell>
          <table:table-cell office:value-type="string">
            <text:p>ˈrəf </text:p>
          </table:table-cell>
          <table:table-cell office:value-type="string">
            <text:p>szorstki</text:p>
          </table:table-cell>
          <table:table-cell office:value-type="string">
            <text:p>Having a rough time of it?</text:p>
          </table:table-cell>
        </table:table-row>
        <table:table-row table:style-name="ro3">
          <table:table-cell office:value-type="string">
            <text:p>rum </text:p>
          </table:table-cell>
          <table:table-cell office:value-type="string">
            <text:p>ˈrəm </text:p>
          </table:table-cell>
          <table:table-cell office:value-type="string">
            <text:p>rum</text:p>
          </table:table-cell>
          <table:table-cell office:value-type="string">
            <text:p>and rum.</text:p>
          </table:table-cell>
        </table:table-row>
        <table:table-row table:style-name="ro1">
          <table:table-cell office:value-type="string">
            <text:p>safekeeping </text:p>
          </table:table-cell>
          <table:table-cell office:value-type="string">
            <text:p>ˈseɪfˈkiːpɪŋ </text:p>
          </table:table-cell>
          <table:table-cell office:value-type="string">
            <text:p>przechowywanie</text:p>
          </table:table-cell>
          <table:table-cell office:value-type="string">
            <text:p>for safekeeping,</text:p>
          </table:table-cell>
        </table:table-row>
        <table:table-row table:style-name="ro3">
          <table:table-cell office:value-type="string">
            <text:p>scum </text:p>
          </table:table-cell>
          <table:table-cell office:value-type="string">
            <text:p>ˈskəm </text:p>
          </table:table-cell>
          <table:table-cell office:value-type="string">
            <text:p>szumowiny</text:p>
          </table:table-cell>
          <table:table-cell office:value-type="string">
            <text:p>like scum.</text:p>
          </table:table-cell>
        </table:table-row>
        <table:table-row table:style-name="ro3">
          <table:table-cell office:value-type="string">
            <text:p>seas </text:p>
          </table:table-cell>
          <table:table-cell office:value-type="string">
            <text:p>ˈsiːz </text:p>
          </table:table-cell>
          <table:table-cell office:value-type="string">
            <text:p>morza</text:p>
          </table:table-cell>
          <table:table-cell office:value-type="string">
            <text:p>will freeze the seas...</text:p>
          </table:table-cell>
        </table:table-row>
        <table:table-row table:style-name="ro3">
          <table:table-cell office:value-type="string">
            <text:p>servant </text:p>
          </table:table-cell>
          <table:table-cell office:value-type="string">
            <text:p>ˈsərvənt </text:p>
          </table:table-cell>
          <table:table-cell office:value-type="string">
            <text:p>sługa</text:p>
          </table:table-cell>
          <table:table-cell office:value-type="string">
            <text:p>only I don't need a servant</text:p>
          </table:table-cell>
        </table:table-row>
        <table:table-row table:style-name="ro3">
          <table:table-cell office:value-type="string">
            <text:p>sewers </text:p>
          </table:table-cell>
          <table:table-cell office:value-type="string">
            <text:p>ˈsuːərz </text:p>
          </table:table-cell>
          <table:table-cell office:value-type="string">
            <text:p>kanalizacja</text:p>
          </table:table-cell>
          <table:table-cell office:value-type="string">
            <text:p>live in the sewers of King's Landing.</text:p>
          </table:table-cell>
        </table:table-row>
        <table:table-row table:style-name="ro3">
          <table:table-cell office:value-type="string">
            <text:p>slut </text:p>
          </table:table-cell>
          <table:table-cell office:value-type="string">
            <text:p>ˈslət </text:p>
          </table:table-cell>
          <table:table-cell office:value-type="string">
            <text:p>dziwka</text:p>
          </table:table-cell>
          <table:table-cell office:value-type="string">
            <text:p>She's a dumb slut, really,</text:p>
          </table:table-cell>
        </table:table-row>
        <table:table-row table:style-name="ro3">
          <table:table-cell office:value-type="string">
            <text:p>sorts </text:p>
          </table:table-cell>
          <table:table-cell office:value-type="string">
            <text:p>ˈsɔrts </text:p>
          </table:table-cell>
          <table:table-cell office:value-type="string">
            <text:p>sortuje</text:p>
          </table:table-cell>
          <table:table-cell office:value-type="string">
            <text:p>all sorts of plans.</text:p>
          </table:table-cell>
        </table:table-row>
        <table:table-row table:style-name="ro3">
          <table:table-cell office:value-type="string">
            <text:p>southern </text:p>
          </table:table-cell>
          <table:table-cell office:value-type="string">
            <text:p>ˈsəðərn </text:p>
          </table:table-cell>
          <table:table-cell office:value-type="string">
            <text:p>południowy</text:p>
          </table:table-cell>
          <table:table-cell office:value-type="string">
            <text:p>southern kings.</text:p>
          </table:table-cell>
        </table:table-row>
        <table:table-row table:style-name="ro3">
          <table:table-cell office:value-type="string">
            <text:p>sows </text:p>
          </table:table-cell>
          <table:table-cell office:value-type="string">
            <text:p>ˈsæʊz </text:p>
          </table:table-cell>
          <table:table-cell office:value-type="string">
            <text:p>maciory</text:p>
          </table:table-cell>
          <table:table-cell office:value-type="string">
            <text:p>What a man sows</text:p>
          </table:table-cell>
        </table:table-row>
        <table:table-row table:style-name="ro3">
          <table:table-cell office:value-type="string">
            <text:p>spare </text:p>
          </table:table-cell>
          <table:table-cell office:value-type="string">
            <text:p>ˈsper </text:p>
          </table:table-cell>
          <table:table-cell office:value-type="string">
            <text:p>zaoszczędzić</text:p>
          </table:table-cell>
          <table:table-cell office:value-type="string">
            <text:p>We can spare four masons</text:p>
          </table:table-cell>
        </table:table-row>
        <table:table-row table:style-name="ro3">
          <table:table-cell office:value-type="string">
            <text:p>spit </text:p>
          </table:table-cell>
          <table:table-cell office:value-type="string">
            <text:p>ˈspɪt </text:p>
          </table:table-cell>
          <table:table-cell office:value-type="string">
            <text:p>pluć</text:p>
          </table:table-cell>
          <table:table-cell office:value-type="string">
            <text:p>Are you so eager to spit</text:p>
          </table:table-cell>
        </table:table-row>
        <table:table-row table:style-name="ro3">
          <table:table-cell office:value-type="string">
            <text:p>stableboy </text:p>
          </table:table-cell>
          <table:table-cell office:value-type="string">
            <text:p>[stableboy] </text:p>
          </table:table-cell>
          <table:table-cell office:value-type="string">
            <text:p>stajenny</text:p>
          </table:table-cell>
          <table:table-cell office:value-type="string">
            <text:p>Heard a stableboy say</text:p>
          </table:table-cell>
        </table:table-row>
        <table:table-row table:style-name="ro3">
          <table:table-cell office:value-type="string">
            <text:p>staring </text:p>
          </table:table-cell>
          <table:table-cell office:value-type="string">
            <text:p>ˈsterɪŋ </text:p>
          </table:table-cell>
          <table:table-cell office:value-type="string">
            <text:p>wpatrując</text:p>
          </table:table-cell>
          <table:table-cell office:value-type="string">
            <text:p>staring too long,</text:p>
          </table:table-cell>
        </table:table-row>
        <table:table-row table:style-name="ro3">
          <table:table-cell office:value-type="string">
            <text:p>starvation </text:p>
          </table:table-cell>
          <table:table-cell office:value-type="string">
            <text:p>stɑrˈveɪʃən </text:p>
          </table:table-cell>
          <table:table-cell office:value-type="string">
            <text:p>głód</text:p>
          </table:table-cell>
          <table:table-cell office:value-type="string">
            <text:p>starvation scream?</text:p>
          </table:table-cell>
        </table:table-row>
        <table:table-row table:style-name="ro3">
          <table:table-cell office:value-type="string">
            <text:p>stem </text:p>
          </table:table-cell>
          <table:table-cell office:value-type="string">
            <text:p>ˈstem </text:p>
          </table:table-cell>
          <table:table-cell office:value-type="string">
            <text:p>powstrzymać</text:p>
          </table:table-cell>
          <table:table-cell office:value-type="string">
            <text:p>will be destroyed, root and stem."</text:p>
          </table:table-cell>
        </table:table-row>
        <table:table-row table:style-name="ro3">
          <table:table-cell office:value-type="string">
            <text:p>stink </text:p>
          </table:table-cell>
          <table:table-cell office:value-type="string">
            <text:p>ˈstɪŋk </text:p>
          </table:table-cell>
          <table:table-cell office:value-type="string">
            <text:p>cuchnąć</text:p>
          </table:table-cell>
          <table:table-cell office:value-type="string">
            <text:p>I love the stink.</text:p>
          </table:table-cell>
        </table:table-row>
        <table:table-row table:style-name="ro3">
          <table:table-cell office:value-type="string">
            <text:p>stinks </text:p>
          </table:table-cell>
          <table:table-cell office:value-type="string">
            <text:p>ˈstɪŋks </text:p>
          </table:table-cell>
          <table:table-cell office:value-type="string">
            <text:p>śmierdzi</text:p>
          </table:table-cell>
          <table:table-cell office:value-type="string">
            <text:p>This city stinks...</text:p>
          </table:table-cell>
        </table:table-row>
        <table:table-row table:style-name="ro3">
          <table:table-cell office:value-type="string">
            <text:p>string </text:p>
          </table:table-cell>
          <table:table-cell office:value-type="string">
            <text:p>ˈstrɪŋ </text:p>
          </table:table-cell>
          <table:table-cell office:value-type="string">
            <text:p>ciąg</text:p>
          </table:table-cell>
          <table:table-cell office:value-type="string">
            <text:p>my bannermen will string me up</text:p>
          </table:table-cell>
        </table:table-row>
        <table:table-row table:style-name="ro3">
          <table:table-cell office:value-type="string">
            <text:p>succession </text:p>
          </table:table-cell>
          <table:table-cell office:value-type="string">
            <text:p>səkˈseʃən </text:p>
          </table:table-cell>
          <table:table-cell office:value-type="string">
            <text:p>sukcesja</text:p>
          </table:table-cell>
          <table:table-cell office:value-type="string">
            <text:p>line of succession.</text:p>
          </table:table-cell>
        </table:table-row>
        <table:table-row table:style-name="ro3">
          <table:table-cell office:value-type="string">
            <text:p>sue </text:p>
          </table:table-cell>
          <table:table-cell office:value-type="string">
            <text:p>ˈsuː </text:p>
          </table:table-cell>
          <table:table-cell office:value-type="string">
            <text:p>pozwać</text:p>
          </table:table-cell>
          <table:table-cell office:value-type="string">
            <text:p>to shut, they'll sue for peace.</text:p>
          </table:table-cell>
        </table:table-row>
        <table:table-row table:style-name="ro3">
          <table:table-cell office:value-type="string">
            <text:p>summoned </text:p>
          </table:table-cell>
          <table:table-cell office:value-type="string">
            <text:p>ˈsəmənd </text:p>
          </table:table-cell>
          <table:table-cell office:value-type="string">
            <text:p>wezwany</text:p>
          </table:table-cell>
          <table:table-cell office:value-type="string">
            <text:p>You're summoned to King's Landing</text:p>
          </table:table-cell>
        </table:table-row>
        <table:table-row table:style-name="ro3">
          <table:table-cell office:value-type="string">
            <text:p>sunk </text:p>
          </table:table-cell>
          <table:table-cell office:value-type="string">
            <text:p>ˈsəŋk </text:p>
          </table:table-cell>
          <table:table-cell office:value-type="string">
            <text:p>zatopiony</text:p>
          </table:table-cell>
          <table:table-cell office:value-type="string">
            <text:p>My roots are sunk deep.</text:p>
          </table:table-cell>
        </table:table-row>
        <table:table-row table:style-name="ro3">
          <table:table-cell office:value-type="string">
            <text:p>swear </text:p>
          </table:table-cell>
          <table:table-cell office:value-type="string">
            <text:p>ˈswer </text:p>
          </table:table-cell>
          <table:table-cell office:value-type="string">
            <text:p>przysięgać</text:p>
          </table:table-cell>
          <table:table-cell office:value-type="string">
            <text:p>to swear fealty to the new king.</text:p>
          </table:table-cell>
        </table:table-row>
        <table:table-row table:style-name="ro3">
          <table:table-cell office:value-type="string">
            <text:p>sympathize </text:p>
          </table:table-cell>
          <table:table-cell office:value-type="string">
            <text:p>ˈsɪmpəˌθaɪz </text:p>
          </table:table-cell>
          <table:table-cell office:value-type="string">
            <text:p>współczuć</text:p>
          </table:table-cell>
          <table:table-cell office:value-type="string">
            <text:p>you can sympathize.</text:p>
          </table:table-cell>
        </table:table-row>
        <table:table-row table:style-name="ro3">
          <table:table-cell office:value-type="string">
            <text:p>thankful </text:p>
          </table:table-cell>
          <table:table-cell office:value-type="string">
            <text:p>ˈθæŋkfəl </text:p>
          </table:table-cell>
          <table:table-cell office:value-type="string">
            <text:p>wdzięczny</text:p>
          </table:table-cell>
          <table:table-cell office:value-type="string">
            <text:p>thankful for.</text:p>
          </table:table-cell>
        </table:table-row>
        <table:table-row table:style-name="ro3">
          <table:table-cell office:value-type="string">
            <text:p>throat </text:p>
          </table:table-cell>
          <table:table-cell office:value-type="string">
            <text:p>ˈθroʊt </text:p>
          </table:table-cell>
          <table:table-cell office:value-type="string">
            <text:p>gardło</text:p>
          </table:table-cell>
          <table:table-cell office:value-type="string">
            <text:p>Cut his throat.</text:p>
          </table:table-cell>
        </table:table-row>
        <table:table-row table:style-name="ro3">
          <table:table-cell office:value-type="string">
            <text:p>tracked </text:p>
          </table:table-cell>
          <table:table-cell office:value-type="string">
            <text:p>ˈtrækt </text:p>
          </table:table-cell>
          <table:table-cell office:value-type="string">
            <text:p>śledzone</text:p>
          </table:table-cell>
          <table:table-cell office:value-type="string">
            <text:p>Jon Arryn tracked them all down. Why?</text:p>
          </table:table-cell>
        </table:table-row>
        <table:table-row table:style-name="ro3">
          <table:table-cell office:value-type="string">
            <text:p>treason </text:p>
          </table:table-cell>
          <table:table-cell office:value-type="string">
            <text:p>ˈtriːzən </text:p>
          </table:table-cell>
          <table:table-cell office:value-type="string">
            <text:p>zdrada</text:p>
          </table:table-cell>
          <table:table-cell office:value-type="string">
            <text:p>treason shall never</text:p>
          </table:table-cell>
        </table:table-row>
        <table:table-row table:style-name="ro3">
          <table:table-cell office:value-type="string">
            <text:p>tricked </text:p>
          </table:table-cell>
          <table:table-cell office:value-type="string">
            <text:p>ˈtrɪkt </text:p>
          </table:table-cell>
          <table:table-cell office:value-type="string">
            <text:p>oszukany</text:p>
          </table:table-cell>
          <table:table-cell office:value-type="string">
            <text:p>how you tricked father into this.</text:p>
          </table:table-cell>
        </table:table-row>
        <table:table-row table:style-name="ro3">
          <table:table-cell office:value-type="string">
            <text:p>tricking </text:p>
          </table:table-cell>
          <table:table-cell office:value-type="string">
            <text:p>ˈtrɪkɪŋ </text:p>
          </table:table-cell>
          <table:table-cell office:value-type="string">
            <text:p>oszukiwanie</text:p>
          </table:table-cell>
          <table:table-cell office:value-type="string">
            <text:p>of tricking father,</text:p>
          </table:table-cell>
        </table:table-row>
        <table:table-row table:style-name="ro3">
          <table:table-cell office:value-type="string">
            <text:p>trusts </text:p>
          </table:table-cell>
          <table:table-cell office:value-type="string">
            <text:p>ˈtrəsts </text:p>
          </table:table-cell>
          <table:table-cell office:value-type="string">
            <text:p>ufa</text:p>
          </table:table-cell>
          <table:table-cell office:value-type="string">
            <text:p>but he trusts you, Davos.</text:p>
          </table:table-cell>
        </table:table-row>
        <table:table-row table:style-name="ro1">
          <table:table-cell office:value-type="string">
            <text:p>trustworthy </text:p>
          </table:table-cell>
          <table:table-cell office:value-type="string">
            <text:p>ˈtrəstˌwərðiː </text:p>
          </table:table-cell>
          <table:table-cell office:value-type="string">
            <text:p>godny zaufania</text:p>
          </table:table-cell>
          <table:table-cell office:value-type="string">
            <text:p>he is not trustworthy.</text:p>
          </table:table-cell>
        </table:table-row>
        <table:table-row table:style-name="ro3">
          <table:table-cell office:value-type="string">
            <text:p>truths </text:p>
          </table:table-cell>
          <table:table-cell office:value-type="string">
            <text:p>ˈtruːθs </text:p>
          </table:table-cell>
          <table:table-cell office:value-type="string">
            <text:p>prawdy</text:p>
          </table:table-cell>
          <table:table-cell office:value-type="string">
            <text:p>hard truths.</text:p>
          </table:table-cell>
        </table:table-row>
        <table:table-row table:style-name="ro3">
          <table:table-cell office:value-type="string">
            <text:p>twat </text:p>
          </table:table-cell>
          <table:table-cell office:value-type="string">
            <text:p>ˈtwɑt </text:p>
          </table:table-cell>
          <table:table-cell office:value-type="string">
            <text:p>cioto</text:p>
          </table:table-cell>
          <table:table-cell office:value-type="string">
            <text:p>You got a nice wet twat</text:p>
          </table:table-cell>
        </table:table-row>
        <table:table-row table:style-name="ro3">
          <table:table-cell office:value-type="string">
            <text:p>unpunished </text:p>
          </table:table-cell>
          <table:table-cell office:value-type="string">
            <text:p>[unpunished] </text:p>
          </table:table-cell>
          <table:table-cell office:value-type="string">
            <text:p>bezkarny</text:p>
          </table:table-cell>
          <table:table-cell office:value-type="string">
            <text:p>go unpunished.</text:p>
          </table:table-cell>
        </table:table-row>
        <table:table-row table:style-name="ro3">
          <table:table-cell office:value-type="string">
            <text:p>villages </text:p>
          </table:table-cell>
          <table:table-cell office:value-type="string">
            <text:p>ˈvɪlɪdʒɪz </text:p>
          </table:table-cell>
          <table:table-cell office:value-type="string">
            <text:p>wsi</text:p>
          </table:table-cell>
          <table:table-cell office:value-type="string">
            <text:p>six villages on the way here.</text:p>
          </table:table-cell>
        </table:table-row>
        <table:table-row table:style-name="ro3">
          <table:table-cell office:value-type="string">
            <text:p>vines </text:p>
          </table:table-cell>
          <table:table-cell office:value-type="string">
            <text:p>ˈvaɪnz </text:p>
          </table:table-cell>
          <table:table-cell office:value-type="string">
            <text:p>winorośl</text:p>
          </table:table-cell>
          <table:table-cell office:value-type="string">
            <text:p>not vines and flowers.</text:p>
          </table:table-cell>
        </table:table-row>
        <table:table-row table:style-name="ro3">
          <table:table-cell office:value-type="string">
            <text:p>warfare </text:p>
          </table:table-cell>
          <table:table-cell office:value-type="string">
            <text:p>ˈwɔrˌfer </text:p>
          </table:table-cell>
          <table:table-cell office:value-type="string">
            <text:p>walka</text:p>
          </table:table-cell>
          <table:table-cell office:value-type="string">
            <text:p>- What do you know about warfare?</text:p>
          </table:table-cell>
        </table:table-row>
        <table:table-row table:style-name="ro3">
          <table:table-cell office:value-type="string">
            <text:p>waste </text:p>
          </table:table-cell>
          <table:table-cell office:value-type="string">
            <text:p>ˈweɪst </text:p>
          </table:table-cell>
          <table:table-cell office:value-type="string">
            <text:p>marnować</text:p>
          </table:table-cell>
          <table:table-cell office:value-type="string">
            <text:p>even the red waste.</text:p>
          </table:table-cell>
        </table:table-row>
        <table:table-row table:style-name="ro3">
          <table:table-cell office:value-type="string">
            <text:p>weaken </text:p>
          </table:table-cell>
          <table:table-cell office:value-type="string">
            <text:p>ˈwiːkən </text:p>
          </table:table-cell>
          <table:table-cell office:value-type="string">
            <text:p>osłabiać</text:p>
          </table:table-cell>
          <table:table-cell office:value-type="string">
            <text:p>to weaken your claim</text:p>
          </table:table-cell>
        </table:table-row>
        <table:table-row table:style-name="ro3">
          <table:table-cell office:value-type="string">
            <text:p>wheat </text:p>
          </table:table-cell>
          <table:table-cell office:value-type="string">
            <text:p>ˈwiːt </text:p>
          </table:table-cell>
          <table:table-cell office:value-type="string">
            <text:p>pszenica</text:p>
          </table:table-cell>
          <table:table-cell office:value-type="string">
            <text:p>We have enough wheat</text:p>
          </table:table-cell>
        </table:table-row>
        <table:table-row table:style-name="ro3">
          <table:table-cell office:value-type="string">
            <text:p>within </text:p>
          </table:table-cell>
          <table:table-cell office:value-type="string">
            <text:p>wɪˈðɪn </text:p>
          </table:table-cell>
          <table:table-cell office:value-type="string">
            <text:p>w ciągu</text:p>
          </table:table-cell>
          <table:table-cell office:value-type="string">
            <text:p>within a fortnight</text:p>
          </table:table-cell>
        </table:table-row>
        <table:table-row table:style-name="ro3">
          <table:table-cell office:value-type="string">
            <text:p>yoke </text:p>
          </table:table-cell>
          <table:table-cell office:value-type="string">
            <text:p>ˈjoʊk </text:p>
          </table:table-cell>
          <table:table-cell office:value-type="string">
            <text:p>jarzmo</text:p>
          </table:table-cell>
          <table:table-cell office:value-type="string">
            <text:p>from the yoke of the South, </text:p>
          </table:table-cell>
        </table:table-row>
        <table:table-row table:style-name="ro3">
          <table:table-cell table:style-name="ce3"/>
          <table:table-cell office:value-type="string">
            <text:p><text:s text:c="2"/></text:p>
          </table:table-cell>
          <table:table-cell table:style-name="Default"/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3.04.2012</text:date>, <text:time>20:32:3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3T19:52:32</meta:creation-date>
    <dc:date>2012-04-03T20:32:39</dc:date>
    <meta:editing-duration>PT00H40M08S</meta:editing-duration>
    <meta:editing-cycles>4</meta:editing-cycles>
    <meta:generator>OpenOffice.org/3.2$Linux OpenOffice.org_project/320m19$Build-9505</meta:generator>
    <meta:document-statistic meta:table-count="3" meta:cell-count="1073" meta:object-count="0"/>
  </office:meta>
</office:document-meta>
</file>